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997cm" fo:margin-left="0cm" table:align="left"/>
    </style:style>
    <style:style style:name="Table1.A" style:family="table-column">
      <style:table-column-properties style:column-width="1.191cm"/>
    </style:style>
    <style:style style:name="Table1.B" style:family="table-column">
      <style:table-column-properties style:column-width="5.503cm"/>
    </style:style>
    <style:style style:name="Table1.C" style:family="table-column">
      <style:table-column-properties style:column-width="1.693cm"/>
    </style:style>
    <style:style style:name="Table1.D" style:family="table-column">
      <style:table-column-properties style:column-width="1.323cm"/>
    </style:style>
    <style:style style:name="Table1.E" style:family="table-column">
      <style:table-column-properties style:column-width="6.114cm"/>
    </style:style>
    <style:style style:name="Table1.F" style:family="table-column">
      <style:table-column-properties style:column-width="3.173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f006ce" officeooo:paragraph-rsid="00f006ce"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f006ce" officeooo:paragraph-rsid="00f006ce" style:font-size-asian="14pt" style:font-size-complex="14pt"/>
    </style:style>
    <style:style style:name="P6" style:family="paragraph" style:parent-style-name="Standard">
      <style:text-properties fo:font-size="14pt" officeooo:rsid="00f006ce" officeooo:paragraph-rsid="00f3b39a" style:font-size-asian="14pt" style:font-size-complex="14pt"/>
    </style:style>
    <style:style style:name="P7" style:family="paragraph" style:parent-style-name="Standard">
      <style:text-properties fo:font-size="14pt" officeooo:rsid="00f12b98" officeooo:paragraph-rsid="00f12b98" style:font-size-asian="14pt" style:font-size-complex="14pt"/>
    </style:style>
    <style:style style:name="P8" style:family="paragraph" style:parent-style-name="Standard">
      <style:text-properties fo:font-size="14pt" officeooo:rsid="00f12b98" officeooo:paragraph-rsid="00f3b39a" style:font-size-asian="14pt" style:font-size-complex="14pt"/>
    </style:style>
    <style:style style:name="P9" style:family="paragraph" style:parent-style-name="Standard">
      <style:text-properties fo:font-size="14pt" officeooo:rsid="00f12b98" officeooo:paragraph-rsid="00f5fca4" style:font-size-asian="14pt" style:font-size-complex="14pt"/>
    </style:style>
    <style:style style:name="P10" style:family="paragraph" style:parent-style-name="Standard">
      <style:text-properties fo:font-size="14pt" officeooo:rsid="00f12b98" officeooo:paragraph-rsid="0103179e" style:font-size-asian="14pt" style:font-size-complex="14pt"/>
    </style:style>
    <style:style style:name="P11" style:family="paragraph" style:parent-style-name="Standard">
      <style:text-properties fo:font-size="14pt" officeooo:rsid="00f12b98" officeooo:paragraph-rsid="010aa24a" style:font-size-asian="14pt" style:font-size-complex="14pt"/>
    </style:style>
    <style:style style:name="P12" style:family="paragraph" style:parent-style-name="Standard">
      <style:text-properties fo:font-size="14pt" officeooo:rsid="00f12b98" officeooo:paragraph-rsid="0118dd90" style:font-size-asian="14pt" style:font-size-complex="14pt"/>
    </style:style>
    <style:style style:name="P13" style:family="paragraph" style:parent-style-name="Standard">
      <style:text-properties fo:font-size="14pt" officeooo:rsid="00f3b39a" officeooo:paragraph-rsid="00f3b39a" style:font-size-asian="14pt" style:font-size-complex="14pt"/>
    </style:style>
    <style:style style:name="P14" style:family="paragraph" style:parent-style-name="Standard">
      <style:text-properties fo:font-size="14pt" officeooo:rsid="0103179e" officeooo:paragraph-rsid="0103179e" style:font-size-asian="14pt" style:font-size-complex="14pt"/>
    </style:style>
    <style:style style:name="P15" style:family="paragraph" style:parent-style-name="Standard">
      <style:text-properties fo:font-size="14pt" officeooo:rsid="01089a81" officeooo:paragraph-rsid="01089a81" style:font-size-asian="14pt" style:font-size-complex="14pt"/>
    </style:style>
    <style:style style:name="P16" style:family="paragraph" style:parent-style-name="Standard">
      <style:text-properties fo:font-size="14pt" officeooo:rsid="0110f8c6" officeooo:paragraph-rsid="0103179e" style:font-size-asian="14pt" style:font-size-complex="14pt"/>
    </style:style>
    <style:style style:name="P17" style:family="paragraph" style:parent-style-name="Standard">
      <style:text-properties fo:font-size="14pt" officeooo:rsid="011737ff" officeooo:paragraph-rsid="011737ff" style:font-size-asian="14pt" style:font-size-complex="14pt"/>
    </style:style>
    <style:style style:name="P18" style:family="paragraph" style:parent-style-name="Standard">
      <style:text-properties fo:font-size="14pt" fo:font-style="italic" style:font-size-asian="14pt" style:font-style-asian="italic" style:font-size-complex="14pt" style:font-style-complex="italic"/>
    </style:style>
    <style:style style:name="P1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Standard">
      <style:paragraph-properties fo:text-align="center" style:justify-single-word="false"/>
      <style:text-properties fo:font-size="20pt" fo:font-weight="bold" officeooo:paragraph-rsid="00f3b39a" style:font-size-asian="20pt" style:font-weight-asian="bold" style:font-size-complex="20pt" style:font-weight-complex="bold"/>
    </style:style>
    <style:style style:name="P21" style:family="paragraph" style:parent-style-name="Standard">
      <style:paragraph-properties fo:text-align="center" style:justify-single-word="false"/>
      <style:text-properties fo:font-size="20pt" fo:font-weight="bold" officeooo:paragraph-rsid="00f5fca4" style:font-size-asian="20pt" style:font-weight-asian="bold" style:font-size-complex="20pt" style:font-weight-complex="bold"/>
    </style:style>
    <style:style style:name="P22" style:family="paragraph" style:parent-style-name="Standard">
      <style:paragraph-properties fo:text-align="center" style:justify-single-word="false"/>
      <style:text-properties fo:font-size="20pt" fo:font-weight="bold" officeooo:paragraph-rsid="0103179e" style:font-size-asian="20pt" style:font-weight-asian="bold" style:font-size-complex="20pt" style:font-weight-complex="bold"/>
    </style:style>
    <style:style style:name="P23" style:family="paragraph" style:parent-style-name="Standard">
      <style:paragraph-properties fo:text-align="center" style:justify-single-word="false"/>
      <style:text-properties fo:font-size="20pt" fo:font-weight="bold" officeooo:paragraph-rsid="010aa24a" style:font-size-asian="20pt" style:font-weight-asian="bold" style:font-size-complex="20pt" style:font-weight-complex="bold"/>
    </style:style>
    <style:style style:name="P24" style:family="paragraph" style:parent-style-name="Standard">
      <style:paragraph-properties fo:text-align="center" style:justify-single-word="false"/>
      <style:text-properties fo:font-size="20pt" fo:font-weight="bold" officeooo:paragraph-rsid="0118dd90" style:font-size-asian="20pt" style:font-weight-asian="bold" style:font-size-complex="20pt" style:font-weight-complex="bold"/>
    </style:style>
    <style:style style:name="P25" style:family="paragraph" style:parent-style-name="Standard">
      <style:paragraph-properties fo:text-align="center" style:justify-single-word="false"/>
      <style:text-properties fo:font-size="20pt" officeooo:paragraph-rsid="00f3b39a" style:font-size-asian="20pt" style:font-size-complex="20pt"/>
    </style:style>
    <style:style style:name="P26" style:family="paragraph" style:parent-style-name="Standard">
      <style:text-properties style:text-position="0% 100%" fo:font-size="14pt" officeooo:rsid="00f49707" officeooo:paragraph-rsid="00f49707" style:font-size-asian="14pt" style:font-size-complex="14pt"/>
    </style:style>
    <style:style style:name="P27" style:family="paragraph" style:parent-style-name="Standard">
      <style:text-properties style:text-position="0% 100%" fo:font-size="14pt" officeooo:rsid="00f49707" officeooo:paragraph-rsid="00f5fca4" style:font-size-asian="14pt" style:font-size-complex="14pt"/>
    </style:style>
    <style:style style:name="P28" style:family="paragraph" style:parent-style-name="Standard">
      <style:text-properties style:text-position="0% 100%" fo:font-size="14pt" officeooo:rsid="00f5fca4" officeooo:paragraph-rsid="00f5fca4" style:font-size-asian="14pt" style:font-size-complex="14pt"/>
    </style:style>
    <style:style style:name="P29" style:family="paragraph" style:parent-style-name="Standard">
      <style:text-properties style:text-position="0% 100%" fo:font-size="14pt" officeooo:rsid="00f5fca4" officeooo:paragraph-rsid="010f5b72" style:font-size-asian="14pt" style:font-size-complex="14pt"/>
    </style:style>
    <style:style style:name="P30" style:family="paragraph" style:parent-style-name="Standard">
      <style:text-properties style:text-position="0% 100%" fo:font-size="14pt" officeooo:rsid="00f9da4f" officeooo:paragraph-rsid="00f9da4f" style:font-size-asian="14pt" style:font-size-complex="14pt"/>
    </style:style>
    <style:style style:name="P31" style:family="paragraph" style:parent-style-name="Standard">
      <style:text-properties style:text-position="0% 100%" fo:font-size="14pt" officeooo:rsid="00faf5a0" officeooo:paragraph-rsid="00faf5a0" style:font-size-asian="14pt" style:font-size-complex="14pt"/>
    </style:style>
    <style:style style:name="P32" style:family="paragraph" style:parent-style-name="Standard">
      <style:text-properties style:text-position="0% 100%" fo:font-size="14pt" officeooo:rsid="0103179e" officeooo:paragraph-rsid="0103179e" style:font-size-asian="14pt" style:font-size-complex="14pt"/>
    </style:style>
    <style:style style:name="P33" style:family="paragraph" style:parent-style-name="Standard">
      <style:text-properties style:text-position="0% 100%" fo:font-size="14pt" officeooo:rsid="01123d38" officeooo:paragraph-rsid="01123d38" style:font-size-asian="14pt" style:font-size-complex="14pt"/>
    </style:style>
    <style:style style:name="P34" style:family="paragraph" style:parent-style-name="Standard">
      <style:text-properties style:text-position="0% 100%" fo:font-size="14pt" officeooo:rsid="010f5b72" officeooo:paragraph-rsid="01233795" style:font-size-asian="14pt" style:font-size-complex="14pt"/>
    </style:style>
    <style:style style:name="P35" style:family="paragraph" style:parent-style-name="Standard">
      <style:text-properties style:text-position="0% 100%" fo:font-size="14pt" fo:font-weight="bold" officeooo:rsid="00f5fca4" officeooo:paragraph-rsid="00f5fca4" style:font-size-asian="14pt" style:font-weight-asian="bold" style:font-size-complex="14pt" style:font-weight-complex="bold"/>
    </style:style>
    <style:style style:name="P36" style:family="paragraph" style:parent-style-name="Standard">
      <style:text-properties style:text-position="0% 100%" fo:font-size="14pt" fo:font-weight="bold" officeooo:rsid="00f5fca4" officeooo:paragraph-rsid="00f78ddf" style:font-size-asian="14pt" style:font-weight-asian="bold" style:font-size-complex="14pt" style:font-weight-complex="bold"/>
    </style:style>
    <style:style style:name="P37" style:family="paragraph" style:parent-style-name="Standard">
      <style:text-properties style:text-position="0% 100%" fo:font-size="14pt" fo:font-weight="bold" officeooo:rsid="00f5fca4" officeooo:paragraph-rsid="00f8c8e0" style:font-size-asian="14pt" style:font-weight-asian="bold" style:font-size-complex="14pt" style:font-weight-complex="bold"/>
    </style:style>
    <style:style style:name="P38" style:family="paragraph" style:parent-style-name="Standard">
      <style:text-properties style:text-position="0% 100%" fo:font-size="14pt" fo:font-weight="bold" officeooo:rsid="00f5fca4" officeooo:paragraph-rsid="00f9da4f" style:font-size-asian="14pt" style:font-weight-asian="bold" style:font-size-complex="14pt" style:font-weight-complex="bold"/>
    </style:style>
    <style:style style:name="P39" style:family="paragraph" style:parent-style-name="Standard">
      <style:text-properties style:text-position="0% 100%" fo:font-size="14pt" fo:font-weight="bold" officeooo:rsid="00f5fca4" officeooo:paragraph-rsid="00faf5a0" style:font-size-asian="14pt" style:font-weight-asian="bold" style:font-size-complex="14pt" style:font-weight-complex="bold"/>
    </style:style>
    <style:style style:name="P40" style:family="paragraph" style:parent-style-name="Standard">
      <style:text-properties style:text-position="0% 100%" fo:font-size="14pt" fo:font-weight="bold" officeooo:rsid="00f5fca4" officeooo:paragraph-rsid="00fbb58b" style:font-size-asian="14pt" style:font-weight-asian="bold" style:font-size-complex="14pt" style:font-weight-complex="bold"/>
    </style:style>
    <style:style style:name="P41" style:family="paragraph" style:parent-style-name="Standard">
      <style:text-properties style:text-position="0% 100%" fo:font-size="14pt" fo:font-weight="bold" officeooo:rsid="00f5fca4" officeooo:paragraph-rsid="010430ca" style:font-size-asian="14pt" style:font-weight-asian="bold" style:font-size-complex="14pt" style:font-weight-complex="bold"/>
    </style:style>
    <style:style style:name="P42" style:family="paragraph" style:parent-style-name="Standard">
      <style:text-properties style:text-position="0% 100%" fo:font-size="14pt" fo:font-weight="bold" officeooo:rsid="00f5fca4" officeooo:paragraph-rsid="0105c150" style:font-size-asian="14pt" style:font-weight-asian="bold" style:font-size-complex="14pt" style:font-weight-complex="bold"/>
    </style:style>
    <style:style style:name="P43" style:family="paragraph" style:parent-style-name="Standard">
      <style:text-properties style:text-position="0% 100%" fo:font-size="14pt" fo:font-weight="bold" officeooo:rsid="00f5fca4" officeooo:paragraph-rsid="010753d8" style:font-size-asian="14pt" style:font-weight-asian="bold" style:font-size-complex="14pt" style:font-weight-complex="bold"/>
    </style:style>
    <style:style style:name="P44" style:family="paragraph" style:parent-style-name="Standard">
      <style:text-properties style:text-position="0% 100%" fo:font-size="14pt" fo:font-weight="bold" officeooo:rsid="00f5fca4" officeooo:paragraph-rsid="01089a81" style:font-size-asian="14pt" style:font-weight-asian="bold" style:font-size-complex="14pt" style:font-weight-complex="bold"/>
    </style:style>
    <style:style style:name="P45" style:family="paragraph" style:parent-style-name="Standard">
      <style:text-properties style:text-position="0% 100%" fo:font-size="14pt" fo:font-weight="bold" officeooo:rsid="00f5fca4" officeooo:paragraph-rsid="010a1b2e" style:font-size-asian="14pt" style:font-weight-asian="bold" style:font-size-complex="14pt" style:font-weight-complex="bold"/>
    </style:style>
    <style:style style:name="P46" style:family="paragraph" style:parent-style-name="Standard">
      <style:text-properties style:text-position="0% 100%" fo:font-size="14pt" fo:font-weight="bold" officeooo:rsid="00f5fca4" officeooo:paragraph-rsid="010f5b72" style:font-size-asian="14pt" style:font-weight-asian="bold" style:font-size-complex="14pt" style:font-weight-complex="bold"/>
    </style:style>
    <style:style style:name="P47" style:family="paragraph" style:parent-style-name="Standard">
      <style:text-properties style:text-position="0% 100%" fo:font-size="14pt" fo:font-weight="bold" officeooo:rsid="00f5fca4" officeooo:paragraph-rsid="0114d4cc" style:font-size-asian="14pt" style:font-weight-asian="bold" style:font-size-complex="14pt" style:font-weight-complex="bold"/>
    </style:style>
    <style:style style:name="P48" style:family="paragraph" style:parent-style-name="Standard">
      <style:text-properties style:text-position="0% 100%" fo:font-size="14pt" fo:font-weight="bold" officeooo:rsid="00f5fca4" officeooo:paragraph-rsid="0118dd90" style:font-size-asian="14pt" style:font-weight-asian="bold" style:font-size-complex="14pt" style:font-weight-complex="bold"/>
    </style:style>
    <style:style style:name="P49" style:family="paragraph" style:parent-style-name="Standard">
      <style:text-properties style:text-position="0% 100%" fo:font-size="14pt" fo:font-weight="bold" officeooo:rsid="00f5fca4" officeooo:paragraph-rsid="01233795" style:font-size-asian="14pt" style:font-weight-asian="bold" style:font-size-complex="14pt" style:font-weight-complex="bold"/>
    </style:style>
    <style:style style:name="P50" style:family="paragraph" style:parent-style-name="Standard">
      <style:text-properties style:text-position="0% 100%" fo:font-size="14pt" fo:font-weight="bold" officeooo:rsid="00f5fca4" officeooo:paragraph-rsid="0124a891" style:font-size-asian="14pt" style:font-weight-asian="bold" style:font-size-complex="14pt" style:font-weight-complex="bold"/>
    </style:style>
    <style:style style:name="P51" style:family="paragraph" style:parent-style-name="Standard">
      <style:text-properties style:text-position="0% 100%" fo:font-size="14pt" fo:font-weight="bold" officeooo:rsid="00f5fca4" officeooo:paragraph-rsid="01262ddc" style:font-size-asian="14pt" style:font-weight-asian="bold" style:font-size-complex="14pt" style:font-weight-complex="bold"/>
    </style:style>
    <style:style style:name="P52" style:family="paragraph" style:parent-style-name="Standard">
      <style:text-properties style:text-position="0% 100%" fo:font-size="14pt" fo:font-weight="bold" officeooo:rsid="00f78ddf" officeooo:paragraph-rsid="00f78ddf" style:font-size-asian="14pt" style:font-weight-asian="bold" style:font-size-complex="14pt" style:font-weight-complex="bold"/>
    </style:style>
    <style:style style:name="P53" style:family="paragraph" style:parent-style-name="Standard">
      <style:text-properties style:text-position="0% 100%" fo:font-size="14pt" fo:font-weight="bold" officeooo:rsid="00f78ddf" officeooo:paragraph-rsid="00fbb58b" style:font-size-asian="14pt" style:font-weight-asian="bold" style:font-size-complex="14pt" style:font-weight-complex="bold"/>
    </style:style>
    <style:style style:name="P54" style:family="paragraph" style:parent-style-name="Standard">
      <style:text-properties style:text-position="0% 100%" fo:font-size="14pt" fo:font-weight="bold" officeooo:rsid="00f78ddf" officeooo:paragraph-rsid="0105c150" style:font-size-asian="14pt" style:font-weight-asian="bold" style:font-size-complex="14pt" style:font-weight-complex="bold"/>
    </style:style>
    <style:style style:name="P55" style:family="paragraph" style:parent-style-name="Standard">
      <style:text-properties style:text-position="0% 100%" fo:font-size="14pt" fo:font-weight="bold" officeooo:rsid="00f78ddf" officeooo:paragraph-rsid="00f8c8e0" style:font-size-asian="14pt" style:font-weight-asian="bold" style:font-size-complex="14pt" style:font-weight-complex="bold"/>
    </style:style>
    <style:style style:name="P56" style:family="paragraph" style:parent-style-name="Standard">
      <style:text-properties style:text-position="0% 100%" fo:font-size="14pt" fo:font-weight="bold" officeooo:rsid="00f78ddf" officeooo:paragraph-rsid="010753d8" style:font-size-asian="14pt" style:font-weight-asian="bold" style:font-size-complex="14pt" style:font-weight-complex="bold"/>
    </style:style>
    <style:style style:name="P57" style:family="paragraph" style:parent-style-name="Standard">
      <style:text-properties style:text-position="0% 100%" fo:font-size="14pt" fo:font-weight="bold" officeooo:rsid="00f78ddf" officeooo:paragraph-rsid="01089a81" style:font-size-asian="14pt" style:font-weight-asian="bold" style:font-size-complex="14pt" style:font-weight-complex="bold"/>
    </style:style>
    <style:style style:name="P58" style:family="paragraph" style:parent-style-name="Standard">
      <style:text-properties style:text-position="0% 100%" fo:font-size="14pt" fo:font-weight="bold" officeooo:rsid="00f78ddf" officeooo:paragraph-rsid="010f5b72" style:font-size-asian="14pt" style:font-weight-asian="bold" style:font-size-complex="14pt" style:font-weight-complex="bold"/>
    </style:style>
    <style:style style:name="P59" style:family="paragraph" style:parent-style-name="Standard">
      <style:text-properties style:text-position="0% 100%" fo:font-size="14pt" fo:font-weight="bold" officeooo:rsid="00f78ddf" officeooo:paragraph-rsid="0114d4cc" style:font-size-asian="14pt" style:font-weight-asian="bold" style:font-size-complex="14pt" style:font-weight-complex="bold"/>
    </style:style>
    <style:style style:name="P60" style:family="paragraph" style:parent-style-name="Standard">
      <style:text-properties style:text-position="0% 100%" fo:font-size="14pt" fo:font-weight="bold" officeooo:rsid="00f78ddf" officeooo:paragraph-rsid="0118dd90" style:font-size-asian="14pt" style:font-weight-asian="bold" style:font-size-complex="14pt" style:font-weight-complex="bold"/>
    </style:style>
    <style:style style:name="P61" style:family="paragraph" style:parent-style-name="Standard">
      <style:text-properties style:text-position="0% 100%" fo:font-size="14pt" fo:font-weight="bold" officeooo:rsid="00f78ddf" officeooo:paragraph-rsid="011fd682" style:font-size-asian="14pt" style:font-weight-asian="bold" style:font-size-complex="14pt" style:font-weight-complex="bold"/>
    </style:style>
    <style:style style:name="P62" style:family="paragraph" style:parent-style-name="Standard">
      <style:text-properties style:text-position="0% 100%" fo:font-size="14pt" fo:font-weight="bold" officeooo:rsid="00f78ddf" officeooo:paragraph-rsid="0124a891" style:font-size-asian="14pt" style:font-weight-asian="bold" style:font-size-complex="14pt" style:font-weight-complex="bold"/>
    </style:style>
    <style:style style:name="P63" style:family="paragraph" style:parent-style-name="Standard">
      <style:text-properties style:text-position="0% 100%" fo:font-size="14pt" fo:font-weight="bold" officeooo:rsid="00f9da4f" officeooo:paragraph-rsid="00f9da4f" style:font-size-asian="14pt" style:font-weight-asian="bold" style:font-size-complex="14pt" style:font-weight-complex="bold"/>
    </style:style>
    <style:style style:name="P64" style:family="paragraph" style:parent-style-name="Standard">
      <style:text-properties style:text-position="0% 100%" fo:font-size="14pt" fo:font-weight="bold" officeooo:rsid="00f9da4f" officeooo:paragraph-rsid="010a1b2e" style:font-size-asian="14pt" style:font-weight-asian="bold" style:font-size-complex="14pt" style:font-weight-complex="bold"/>
    </style:style>
    <style:style style:name="P65" style:family="paragraph" style:parent-style-name="Standard">
      <style:text-properties style:text-position="0% 100%" fo:font-size="14pt" fo:font-weight="bold" officeooo:rsid="010aa24a" officeooo:paragraph-rsid="010aa24a" style:font-size-asian="14pt" style:font-weight-asian="bold" style:font-size-complex="14pt" style:font-weight-complex="bold"/>
    </style:style>
    <style:style style:name="P66" style:family="paragraph" style:parent-style-name="Standard">
      <style:text-properties style:text-position="0% 100%" fo:font-size="14pt" fo:font-weight="bold" officeooo:rsid="0124a891" officeooo:paragraph-rsid="0124a891" style:font-size-asian="14pt" style:font-weight-asian="bold" style:font-size-complex="14pt" style:font-weight-complex="bold"/>
    </style:style>
    <style:style style:name="P67" style:family="paragraph" style:parent-style-name="Standard">
      <style:text-properties style:text-position="0% 100%" fo:font-size="14pt" fo:font-weight="bold" officeooo:rsid="0124a891" officeooo:paragraph-rsid="01262ddc" style:font-size-asian="14pt" style:font-weight-asian="bold" style:font-size-complex="14pt" style:font-weight-complex="bold"/>
    </style:style>
    <style:style style:name="P68" style:family="paragraph" style:parent-style-name="Standard">
      <style:text-properties style:text-position="0% 100%" fo:font-size="14pt" fo:font-weight="bold" officeooo:rsid="01262ddc" officeooo:paragraph-rsid="01262ddc" style:font-size-asian="14pt" style:font-weight-asian="bold" style:font-size-complex="14pt" style:font-weight-complex="bold"/>
    </style:style>
    <style:style style:name="P69" style:family="paragraph" style:parent-style-name="Standard">
      <style:text-properties style:text-position="0% 100%" fo:font-size="14pt" fo:font-weight="normal" officeooo:rsid="00f78ddf" officeooo:paragraph-rsid="00f78ddf" style:font-size-asian="14pt" style:font-weight-asian="normal" style:font-size-complex="14pt" style:font-weight-complex="normal"/>
    </style:style>
    <style:style style:name="P70" style:family="paragraph" style:parent-style-name="Standard">
      <style:text-properties style:text-position="0% 100%" fo:font-size="14pt" fo:font-weight="normal" officeooo:rsid="00f78ddf" officeooo:paragraph-rsid="00f9da4f" style:font-size-asian="14pt" style:font-weight-asian="normal" style:font-size-complex="14pt" style:font-weight-complex="normal"/>
    </style:style>
    <style:style style:name="P71" style:family="paragraph" style:parent-style-name="Standard">
      <style:text-properties style:text-position="0% 100%" fo:font-size="14pt" fo:font-weight="normal" officeooo:rsid="00f78ddf" officeooo:paragraph-rsid="00f8c8e0" style:font-size-asian="14pt" style:font-weight-asian="normal" style:font-size-complex="14pt" style:font-weight-complex="normal"/>
    </style:style>
    <style:style style:name="P72" style:family="paragraph" style:parent-style-name="Standard">
      <style:text-properties style:text-position="0% 100%" fo:font-size="14pt" fo:font-weight="normal" officeooo:rsid="00f78ddf" officeooo:paragraph-rsid="010753d8" style:font-size-asian="14pt" style:font-weight-asian="normal" style:font-size-complex="14pt" style:font-weight-complex="normal"/>
    </style:style>
    <style:style style:name="P73" style:family="paragraph" style:parent-style-name="Standard">
      <style:text-properties style:text-position="0% 100%" fo:font-size="14pt" fo:font-weight="normal" officeooo:rsid="00f78ddf" officeooo:paragraph-rsid="01089a81" style:font-size-asian="14pt" style:font-weight-asian="normal" style:font-size-complex="14pt" style:font-weight-complex="normal"/>
    </style:style>
    <style:style style:name="P74" style:family="paragraph" style:parent-style-name="Standard">
      <style:text-properties style:text-position="0% 100%" fo:font-size="14pt" fo:font-weight="normal" officeooo:rsid="00f78ddf" officeooo:paragraph-rsid="010a1b2e" style:font-size-asian="14pt" style:font-weight-asian="normal" style:font-size-complex="14pt" style:font-weight-complex="normal"/>
    </style:style>
    <style:style style:name="P75" style:family="paragraph" style:parent-style-name="Standard">
      <style:text-properties style:text-position="0% 100%" fo:font-size="14pt" fo:font-weight="normal" officeooo:rsid="00f78ddf" officeooo:paragraph-rsid="010f5b72" style:font-size-asian="14pt" style:font-weight-asian="normal" style:font-size-complex="14pt" style:font-weight-complex="normal"/>
    </style:style>
    <style:style style:name="P76" style:family="paragraph" style:parent-style-name="Standard">
      <style:text-properties style:text-position="0% 100%" fo:font-size="14pt" fo:font-weight="normal" officeooo:rsid="00f78ddf" officeooo:paragraph-rsid="00fbb58b" style:font-size-asian="14pt" style:font-weight-asian="normal" style:font-size-complex="14pt" style:font-weight-complex="normal"/>
    </style:style>
    <style:style style:name="P77" style:family="paragraph" style:parent-style-name="Standard">
      <style:text-properties style:text-position="0% 100%" fo:font-size="14pt" fo:font-weight="normal" officeooo:rsid="00f78ddf" officeooo:paragraph-rsid="0105c150" style:font-size-asian="14pt" style:font-weight-asian="normal" style:font-size-complex="14pt" style:font-weight-complex="normal"/>
    </style:style>
    <style:style style:name="P78" style:family="paragraph" style:parent-style-name="Standard">
      <style:text-properties style:text-position="0% 100%" fo:font-size="14pt" fo:font-weight="normal" officeooo:rsid="00f78ddf" officeooo:paragraph-rsid="011fd682" style:font-size-asian="14pt" style:font-weight-asian="normal" style:font-size-complex="14pt" style:font-weight-complex="normal"/>
    </style:style>
    <style:style style:name="P79" style:family="paragraph" style:parent-style-name="Standard">
      <style:text-properties style:text-position="0% 100%" fo:font-size="14pt" fo:font-weight="normal" officeooo:rsid="00fd143d" officeooo:paragraph-rsid="00fbb58b" style:font-size-asian="14pt" style:font-weight-asian="normal" style:font-size-complex="14pt" style:font-weight-complex="normal"/>
    </style:style>
    <style:style style:name="P80" style:family="paragraph" style:parent-style-name="Standard">
      <style:text-properties style:text-position="0% 100%" fo:font-size="14pt" fo:font-weight="normal" officeooo:rsid="00fd143d" officeooo:paragraph-rsid="010f5b72" style:font-size-asian="14pt" style:font-weight-asian="normal" style:font-size-complex="14pt" style:font-weight-complex="normal"/>
    </style:style>
    <style:style style:name="P81" style:family="paragraph" style:parent-style-name="Standard">
      <style:text-properties style:text-position="0% 100%" fo:font-size="14pt" fo:font-weight="normal" officeooo:rsid="00fd143d" officeooo:paragraph-rsid="0124a891" style:font-size-asian="14pt" style:font-weight-asian="normal" style:font-size-complex="14pt" style:font-weight-complex="normal"/>
    </style:style>
    <style:style style:name="P82" style:family="paragraph" style:parent-style-name="Standard">
      <style:text-properties style:text-position="0% 100%" fo:font-size="14pt" fo:font-weight="normal" officeooo:rsid="010753d8" officeooo:paragraph-rsid="0105c150" style:font-size-asian="14pt" style:font-weight-asian="normal" style:font-size-complex="14pt" style:font-weight-complex="normal"/>
    </style:style>
    <style:style style:name="P83" style:family="paragraph" style:parent-style-name="Standard">
      <style:text-properties style:text-position="0% 100%" fo:font-size="14pt" fo:font-weight="normal" officeooo:rsid="010aa24a" officeooo:paragraph-rsid="010aa24a" style:font-size-asian="14pt" style:font-weight-asian="normal" style:font-size-complex="14pt" style:font-weight-complex="normal"/>
    </style:style>
    <style:style style:name="P84" style:family="paragraph" style:parent-style-name="Standard">
      <style:text-properties style:text-position="0% 100%" fo:font-size="14pt" fo:font-weight="normal" officeooo:rsid="010f5b72" officeooo:paragraph-rsid="010f5b72" style:font-size-asian="14pt" style:font-weight-asian="normal" style:font-size-complex="14pt" style:font-weight-complex="normal"/>
    </style:style>
    <style:style style:name="P85" style:family="paragraph" style:parent-style-name="Standard">
      <style:text-properties style:text-position="0% 100%" fo:font-size="14pt" fo:font-weight="normal" officeooo:rsid="011fd682" officeooo:paragraph-rsid="011fd682" style:font-size-asian="14pt" style:font-weight-asian="normal" style:font-size-complex="14pt" style:font-weight-complex="normal"/>
    </style:style>
    <style:style style:name="P86" style:family="paragraph" style:parent-style-name="Standard">
      <style:text-properties style:text-position="0% 100%" fo:font-size="14pt" fo:font-weight="normal" officeooo:rsid="01233795" officeooo:paragraph-rsid="01233795" style:font-size-asian="14pt" style:font-weight-asian="normal" style:font-size-complex="14pt" style:font-weight-complex="normal"/>
    </style:style>
    <style:style style:name="P87" style:family="paragraph" style:parent-style-name="Standard">
      <style:text-properties style:text-position="0% 100%" fo:font-size="14pt" style:text-underline-style="solid" style:text-underline-width="auto" style:text-underline-color="font-color" fo:font-weight="bold" officeooo:rsid="010aa24a" officeooo:paragraph-rsid="010aa24a" style:font-size-asian="14pt" style:font-weight-asian="bold" style:font-size-complex="14pt" style:font-weight-complex="bold"/>
    </style:style>
    <style:style style:name="P88" style:family="paragraph" style:parent-style-name="Standard">
      <style:text-properties style:text-position="0% 100%" fo:font-size="14pt" style:text-underline-style="solid" style:text-underline-width="auto" style:text-underline-color="font-color" fo:font-weight="bold" officeooo:rsid="010c94d9" officeooo:paragraph-rsid="010c94d9" style:font-size-asian="14pt" style:font-weight-asian="bold" style:font-size-complex="14pt" style:font-weight-complex="bold"/>
    </style:style>
    <style:style style:name="P89" style:family="paragraph" style:parent-style-name="Standard">
      <style:text-properties style:text-position="0% 100%" fo:font-size="14pt" style:text-underline-style="solid" style:text-underline-width="auto" style:text-underline-color="font-color" fo:font-weight="bold" officeooo:rsid="010d829a" officeooo:paragraph-rsid="010d829a" style:font-size-asian="14pt" style:font-weight-asian="bold" style:font-size-complex="14pt" style:font-weight-complex="bold"/>
    </style:style>
    <style:style style:name="P90" style:family="paragraph" style:parent-style-name="Standard">
      <style:text-properties style:text-position="0% 100%" fo:font-size="14pt" style:text-underline-style="solid" style:text-underline-width="auto" style:text-underline-color="font-color" fo:font-weight="bold" officeooo:rsid="010d829a" officeooo:paragraph-rsid="011fd682" style:font-size-asian="14pt" style:font-weight-asian="bold" style:font-size-complex="14pt" style:font-weight-complex="bold"/>
    </style:style>
    <style:style style:name="P91" style:family="paragraph" style:parent-style-name="Standard">
      <style:text-properties style:text-position="0% 100%" fo:font-size="14pt" style:text-underline-style="solid" style:text-underline-width="auto" style:text-underline-color="font-color" fo:font-weight="bold" officeooo:rsid="011315e1" officeooo:paragraph-rsid="011315e1" style:font-size-asian="14pt" style:font-weight-asian="bold" style:font-size-complex="14pt" style:font-weight-complex="bold"/>
    </style:style>
    <style:style style:name="P92" style:family="paragraph" style:parent-style-name="Standard">
      <style:text-properties style:text-position="0% 100%" fo:font-size="14pt" style:text-underline-style="solid" style:text-underline-width="auto" style:text-underline-color="font-color" fo:font-weight="bold" officeooo:rsid="0118dd90" officeooo:paragraph-rsid="011984ac" style:font-size-asian="14pt" style:font-weight-asian="bold" style:font-size-complex="14pt" style:font-weight-complex="bold"/>
    </style:style>
    <style:style style:name="P93" style:family="paragraph" style:parent-style-name="Standard">
      <style:text-properties style:text-position="0% 100%" fo:font-size="14pt" style:text-underline-style="solid" style:text-underline-width="auto" style:text-underline-color="font-color" fo:font-weight="bold" officeooo:rsid="011984ac" officeooo:paragraph-rsid="011984ac" style:font-size-asian="14pt" style:font-weight-asian="bold" style:font-size-complex="14pt" style:font-weight-complex="bold"/>
    </style:style>
    <style:style style:name="P94" style:family="paragraph" style:parent-style-name="Standard">
      <style:text-properties style:text-position="0% 100%" fo:font-size="14pt" style:text-underline-style="solid" style:text-underline-width="auto" style:text-underline-color="font-color" fo:font-weight="bold" officeooo:rsid="011aebd6" officeooo:paragraph-rsid="011aebd6" style:font-size-asian="14pt" style:font-weight-asian="bold" style:font-size-complex="14pt" style:font-weight-complex="bold"/>
    </style:style>
    <style:style style:name="P95" style:family="paragraph" style:parent-style-name="Standard">
      <style:text-properties style:text-position="0% 100%" fo:font-size="14pt" style:text-underline-style="solid" style:text-underline-width="auto" style:text-underline-color="font-color" fo:font-weight="bold" officeooo:rsid="011d8c5f" officeooo:paragraph-rsid="011d8c5f" style:font-size-asian="14pt" style:font-weight-asian="bold" style:font-size-complex="14pt" style:font-weight-complex="bold"/>
    </style:style>
    <style:style style:name="P96" style:family="paragraph" style:parent-style-name="Standard">
      <style:text-properties style:text-position="0% 100%" fo:font-size="14pt" style:text-underline-style="solid" style:text-underline-width="auto" style:text-underline-color="font-color" fo:font-weight="bold" officeooo:rsid="0120ff07" officeooo:paragraph-rsid="0120ff07" style:font-size-asian="14pt" style:font-weight-asian="bold" style:font-size-complex="14pt" style:font-weight-complex="bold"/>
    </style:style>
    <style:style style:name="P97" style:family="paragraph" style:parent-style-name="Standard">
      <style:text-properties style:text-position="0% 100%" fo:font-size="14pt" style:text-underline-style="solid" style:text-underline-width="auto" style:text-underline-color="font-color" fo:font-weight="bold" officeooo:rsid="0121c8d8" officeooo:paragraph-rsid="0121c8d8" style:font-size-asian="14pt" style:font-weight-asian="bold" style:font-size-complex="14pt" style:font-weight-complex="bold"/>
    </style:style>
    <style:style style:name="P98" style:family="paragraph" style:parent-style-name="Standard">
      <style:text-properties style:text-position="0% 100%" fo:font-size="14pt" style:text-underline-style="none" fo:font-weight="normal" officeooo:rsid="010aa24a" officeooo:paragraph-rsid="010aa24a" style:font-size-asian="14pt" style:font-weight-asian="normal" style:font-size-complex="14pt" style:font-weight-complex="normal"/>
    </style:style>
    <style:style style:name="P99" style:family="paragraph" style:parent-style-name="Standard">
      <style:text-properties style:text-position="0% 100%" fo:font-size="14pt" style:text-underline-style="none" fo:font-weight="normal" officeooo:rsid="010c94d9" officeooo:paragraph-rsid="010c94d9" style:font-size-asian="14pt" style:font-weight-asian="normal" style:font-size-complex="14pt" style:font-weight-complex="normal"/>
    </style:style>
    <style:style style:name="P100" style:family="paragraph" style:parent-style-name="Standard">
      <style:text-properties style:text-position="0% 100%" fo:font-size="14pt" style:text-underline-style="none" fo:font-weight="normal" officeooo:rsid="010d829a" officeooo:paragraph-rsid="010d829a" style:font-size-asian="14pt" style:font-weight-asian="normal" style:font-size-complex="14pt" style:font-weight-complex="normal"/>
    </style:style>
    <style:style style:name="P101" style:family="paragraph" style:parent-style-name="Standard">
      <style:text-properties style:text-position="0% 100%" fo:font-size="14pt" style:text-underline-style="none" fo:font-weight="normal" officeooo:rsid="011315e1" officeooo:paragraph-rsid="010aa24a" style:font-size-asian="14pt" style:font-weight-asian="normal" style:font-size-complex="14pt" style:font-weight-complex="normal"/>
    </style:style>
    <style:style style:name="P102" style:family="paragraph" style:parent-style-name="Standard">
      <style:text-properties style:text-position="0% 100%" fo:font-size="14pt" style:text-underline-style="none" fo:font-weight="normal" officeooo:rsid="0118dd90" officeooo:paragraph-rsid="0118dd90" style:font-size-asian="14pt" style:font-weight-asian="normal" style:font-size-complex="14pt" style:font-weight-complex="normal"/>
    </style:style>
    <style:style style:name="P103" style:family="paragraph" style:parent-style-name="Standard">
      <style:text-properties style:text-position="0% 100%" fo:font-size="14pt" style:text-underline-style="none" fo:font-weight="normal" officeooo:rsid="0118dd90" officeooo:paragraph-rsid="011984ac" style:font-size-asian="14pt" style:font-weight-asian="normal" style:font-size-complex="14pt" style:font-weight-complex="normal"/>
    </style:style>
    <style:style style:name="P104" style:family="paragraph" style:parent-style-name="Standard">
      <style:text-properties style:text-position="0% 100%" fo:font-size="14pt" style:text-underline-style="none" fo:font-weight="normal" officeooo:rsid="0118dd90" officeooo:paragraph-rsid="011d8c5f" style:font-size-asian="14pt" style:font-weight-asian="normal" style:font-size-complex="14pt" style:font-weight-complex="normal"/>
    </style:style>
    <style:style style:name="P105" style:family="paragraph" style:parent-style-name="Standard">
      <style:text-properties style:text-position="0% 100%" fo:font-size="14pt" style:text-underline-style="none" fo:font-weight="normal" officeooo:rsid="011cabfa" officeooo:paragraph-rsid="011984ac" style:font-size-asian="14pt" style:font-weight-asian="normal" style:font-size-complex="14pt" style:font-weight-complex="normal"/>
    </style:style>
    <style:style style:name="P106" style:family="paragraph" style:parent-style-name="Standard">
      <style:text-properties style:text-position="0% 100%" fo:font-size="14pt" style:text-underline-style="none" fo:font-weight="normal" officeooo:rsid="011cabfa" officeooo:paragraph-rsid="011aebd6" style:font-size-asian="14pt" style:font-weight-asian="normal" style:font-size-complex="14pt" style:font-weight-complex="normal"/>
    </style:style>
    <style:style style:name="P107" style:family="paragraph" style:parent-style-name="Standard">
      <style:text-properties style:text-position="0% 100%" fo:font-size="14pt" style:text-underline-style="none" fo:font-weight="normal" officeooo:rsid="011d8c5f" officeooo:paragraph-rsid="011d8c5f" style:font-size-asian="14pt" style:font-weight-asian="normal" style:font-size-complex="14pt" style:font-weight-complex="normal"/>
    </style:style>
    <style:style style:name="P108" style:family="paragraph" style:parent-style-name="Standard">
      <style:text-properties style:text-position="0% 100%" fo:font-size="14pt" style:text-underline-style="none" fo:font-weight="normal" officeooo:rsid="011ec460" officeooo:paragraph-rsid="011ec460" style:font-size-asian="14pt" style:font-weight-asian="normal" style:font-size-complex="14pt" style:font-weight-complex="normal"/>
    </style:style>
    <style:style style:name="P109" style:family="paragraph" style:parent-style-name="Standard">
      <style:text-properties style:text-position="0% 100%" fo:font-size="14pt" style:text-underline-style="none" fo:font-weight="normal" officeooo:rsid="011984ac" officeooo:paragraph-rsid="011984ac" style:font-size-asian="14pt" style:font-weight-asian="normal" style:font-size-complex="14pt" style:font-weight-complex="normal"/>
    </style:style>
    <style:style style:name="P110" style:family="paragraph" style:parent-style-name="Standard">
      <style:text-properties style:text-position="0% 100%" fo:font-size="14pt" style:text-underline-style="none" fo:font-weight="normal" officeooo:rsid="011aebd6" officeooo:paragraph-rsid="011984ac" style:font-size-asian="14pt" style:font-weight-asian="normal" style:font-size-complex="14pt" style:font-weight-complex="normal"/>
    </style:style>
    <style:style style:name="P111" style:family="paragraph" style:parent-style-name="Standard">
      <style:text-properties style:text-position="0% 100%" fo:font-size="14pt" style:text-underline-style="none" fo:font-weight="normal" officeooo:rsid="0120ff07" officeooo:paragraph-rsid="011fd682" style:font-size-asian="14pt" style:font-weight-asian="normal" style:font-size-complex="14pt" style:font-weight-complex="normal"/>
    </style:style>
    <style:style style:name="P112" style:family="paragraph" style:parent-style-name="Standard">
      <style:text-properties style:text-position="0% 100%" fo:font-size="14pt" style:text-underline-style="none" fo:font-weight="normal" officeooo:rsid="0120ff07" officeooo:paragraph-rsid="0120ff07" style:font-size-asian="14pt" style:font-weight-asian="normal" style:font-size-complex="14pt" style:font-weight-complex="normal"/>
    </style:style>
    <style:style style:name="P113" style:family="paragraph" style:parent-style-name="Standard">
      <style:text-properties style:text-position="0% 100%" fo:font-size="14pt" style:text-underline-style="none" fo:font-weight="normal" officeooo:rsid="0121c8d8" officeooo:paragraph-rsid="0120ff07" style:font-size-asian="14pt" style:font-weight-asian="normal" style:font-size-complex="14pt" style:font-weight-complex="normal"/>
    </style:style>
    <style:style style:name="P114" style:family="paragraph" style:parent-style-name="Standard">
      <style:text-properties style:text-position="0% 100%" fo:font-size="14pt" style:text-underline-style="none" fo:font-weight="normal" officeooo:rsid="0121c8d8" officeooo:paragraph-rsid="0121c8d8" style:font-size-asian="14pt" style:font-weight-asian="normal" style:font-size-complex="14pt" style:font-weight-complex="normal"/>
    </style:style>
    <style:style style:name="P115" style:family="paragraph" style:parent-style-name="Standard">
      <style:text-properties style:text-position="0% 100%" style:font-name="Courier 10 Pitch" fo:font-size="14pt" officeooo:rsid="00f49707" officeooo:paragraph-rsid="00f49707" style:font-size-asian="14pt" style:font-size-complex="14pt"/>
    </style:style>
    <style:style style:name="P116" style:family="paragraph" style:parent-style-name="Standard">
      <style:text-properties style:text-position="0% 100%" style:font-name="Courier 10 Pitch" fo:font-size="14pt" officeooo:rsid="00f49707" officeooo:paragraph-rsid="00f5fca4" style:font-size-asian="14pt" style:font-size-complex="14pt"/>
    </style:style>
    <style:style style:name="P117" style:family="paragraph" style:parent-style-name="Standard">
      <style:text-properties style:text-position="0% 100%" style:font-name="Courier 10 Pitch" fo:font-size="14pt" officeooo:rsid="00f5fca4" officeooo:paragraph-rsid="00f5fca4" style:font-size-asian="14pt" style:font-size-complex="14pt"/>
    </style:style>
    <style:style style:name="P118" style:family="paragraph" style:parent-style-name="Standard">
      <style:text-properties style:text-position="0% 100%" style:font-name="Courier 10 Pitch" fo:font-size="14pt" officeooo:rsid="01123d38" officeooo:paragraph-rsid="01123d38" style:font-size-asian="14pt" style:font-size-complex="14pt"/>
    </style:style>
    <style:style style:name="P119" style:family="paragraph" style:parent-style-name="Standard">
      <style:text-properties style:text-position="0% 100%" style:font-name="Courier 10 Pitch" fo:font-size="14pt" fo:font-weight="bold" officeooo:rsid="00f5fca4" officeooo:paragraph-rsid="00f78ddf" style:font-size-asian="14pt" style:font-weight-asian="bold" style:font-size-complex="14pt" style:font-weight-complex="bold"/>
    </style:style>
    <style:style style:name="P120" style:family="paragraph" style:parent-style-name="Standard">
      <style:text-properties style:text-position="0% 100%" style:font-name="Courier 10 Pitch" fo:font-size="14pt" fo:font-weight="bold" officeooo:rsid="00f5fca4" officeooo:paragraph-rsid="00f8c8e0" style:font-size-asian="14pt" style:font-weight-asian="bold" style:font-size-complex="14pt" style:font-weight-complex="bold"/>
    </style:style>
    <style:style style:name="P121" style:family="paragraph" style:parent-style-name="Standard">
      <style:text-properties style:text-position="0% 100%" style:font-name="Courier 10 Pitch" fo:font-size="14pt" fo:font-weight="bold" officeooo:rsid="00f5fca4" officeooo:paragraph-rsid="00f9da4f" style:font-size-asian="14pt" style:font-weight-asian="bold" style:font-size-complex="14pt" style:font-weight-complex="bold"/>
    </style:style>
    <style:style style:name="P122" style:family="paragraph" style:parent-style-name="Standard">
      <style:text-properties style:text-position="0% 100%" style:font-name="Courier 10 Pitch" fo:font-size="14pt" fo:font-weight="bold" officeooo:rsid="00f5fca4" officeooo:paragraph-rsid="00faf5a0" style:font-size-asian="14pt" style:font-weight-asian="bold" style:font-size-complex="14pt" style:font-weight-complex="bold"/>
    </style:style>
    <style:style style:name="P123" style:family="paragraph" style:parent-style-name="Standard">
      <style:text-properties style:text-position="0% 100%" style:font-name="Courier 10 Pitch" fo:font-size="14pt" fo:font-weight="bold" officeooo:rsid="00f5fca4" officeooo:paragraph-rsid="00fbb58b" style:font-size-asian="14pt" style:font-weight-asian="bold" style:font-size-complex="14pt" style:font-weight-complex="bold"/>
    </style:style>
    <style:style style:name="P124" style:family="paragraph" style:parent-style-name="Standard">
      <style:text-properties style:text-position="0% 100%" style:font-name="Courier 10 Pitch" fo:font-size="14pt" fo:font-weight="bold" officeooo:rsid="00f5fca4" officeooo:paragraph-rsid="010430ca" style:font-size-asian="14pt" style:font-weight-asian="bold" style:font-size-complex="14pt" style:font-weight-complex="bold"/>
    </style:style>
    <style:style style:name="P125" style:family="paragraph" style:parent-style-name="Standard">
      <style:text-properties style:text-position="0% 100%" style:font-name="Courier 10 Pitch" fo:font-size="14pt" fo:font-weight="bold" officeooo:rsid="00f5fca4" officeooo:paragraph-rsid="0105c150" style:font-size-asian="14pt" style:font-weight-asian="bold" style:font-size-complex="14pt" style:font-weight-complex="bold"/>
    </style:style>
    <style:style style:name="P126" style:family="paragraph" style:parent-style-name="Standard">
      <style:text-properties style:text-position="0% 100%" style:font-name="Courier 10 Pitch" fo:font-size="14pt" fo:font-weight="bold" officeooo:rsid="00f5fca4" officeooo:paragraph-rsid="010753d8" style:font-size-asian="14pt" style:font-weight-asian="bold" style:font-size-complex="14pt" style:font-weight-complex="bold"/>
    </style:style>
    <style:style style:name="P127" style:family="paragraph" style:parent-style-name="Standard">
      <style:text-properties style:text-position="0% 100%" style:font-name="Courier 10 Pitch" fo:font-size="14pt" fo:font-weight="bold" officeooo:rsid="00f5fca4" officeooo:paragraph-rsid="01089a81" style:font-size-asian="14pt" style:font-weight-asian="bold" style:font-size-complex="14pt" style:font-weight-complex="bold"/>
    </style:style>
    <style:style style:name="P128" style:family="paragraph" style:parent-style-name="Standard">
      <style:text-properties style:text-position="0% 100%" style:font-name="Courier 10 Pitch" fo:font-size="14pt" fo:font-weight="bold" officeooo:rsid="00f5fca4" officeooo:paragraph-rsid="010a1b2e" style:font-size-asian="14pt" style:font-weight-asian="bold" style:font-size-complex="14pt" style:font-weight-complex="bold"/>
    </style:style>
    <style:style style:name="P129" style:family="paragraph" style:parent-style-name="Standard">
      <style:text-properties style:text-position="0% 100%" style:font-name="Courier 10 Pitch" fo:font-size="14pt" fo:font-weight="bold" officeooo:rsid="00f5fca4" officeooo:paragraph-rsid="010f5b72" style:font-size-asian="14pt" style:font-weight-asian="bold" style:font-size-complex="14pt" style:font-weight-complex="bold"/>
    </style:style>
    <style:style style:name="P130" style:family="paragraph" style:parent-style-name="Standard">
      <style:text-properties style:text-position="0% 100%" style:font-name="Courier 10 Pitch" fo:font-size="14pt" fo:font-weight="bold" officeooo:rsid="00f5fca4" officeooo:paragraph-rsid="0114d4cc" style:font-size-asian="14pt" style:font-weight-asian="bold" style:font-size-complex="14pt" style:font-weight-complex="bold"/>
    </style:style>
    <style:style style:name="P131" style:family="paragraph" style:parent-style-name="Standard">
      <style:text-properties style:text-position="0% 100%" style:font-name="Courier 10 Pitch" fo:font-size="14pt" fo:font-weight="bold" officeooo:rsid="00f5fca4" officeooo:paragraph-rsid="0118dd90" style:font-size-asian="14pt" style:font-weight-asian="bold" style:font-size-complex="14pt" style:font-weight-complex="bold"/>
    </style:style>
    <style:style style:name="P132" style:family="paragraph" style:parent-style-name="Standard">
      <style:text-properties style:text-position="0% 100%" style:font-name="Courier 10 Pitch" fo:font-size="14pt" fo:font-weight="bold" officeooo:rsid="00f5fca4" officeooo:paragraph-rsid="01233795" style:font-size-asian="14pt" style:font-weight-asian="bold" style:font-size-complex="14pt" style:font-weight-complex="bold"/>
    </style:style>
    <style:style style:name="P133" style:family="paragraph" style:parent-style-name="Standard">
      <style:text-properties style:text-position="0% 100%" style:font-name="Courier 10 Pitch" fo:font-size="14pt" fo:font-weight="bold" officeooo:rsid="00f5fca4" officeooo:paragraph-rsid="0124a891" style:font-size-asian="14pt" style:font-weight-asian="bold" style:font-size-complex="14pt" style:font-weight-complex="bold"/>
    </style:style>
    <style:style style:name="P134" style:family="paragraph" style:parent-style-name="Standard">
      <style:text-properties style:text-position="0% 100%" style:font-name="Courier 10 Pitch" fo:font-size="14pt" fo:font-weight="bold" officeooo:rsid="00f5fca4" officeooo:paragraph-rsid="01262ddc" style:font-size-asian="14pt" style:font-weight-asian="bold" style:font-size-complex="14pt" style:font-weight-complex="bold"/>
    </style:style>
    <style:style style:name="P135" style:family="paragraph" style:parent-style-name="Standard">
      <style:text-properties style:text-position="0% 100%" style:font-name="Courier 10 Pitch" fo:font-size="14pt" fo:font-weight="bold" officeooo:rsid="010f5b72" officeooo:paragraph-rsid="010f5b72" style:font-size-asian="14pt" style:font-weight-asian="bold" style:font-size-complex="14pt" style:font-weight-complex="bold"/>
    </style:style>
    <style:style style:name="P136" style:family="paragraph" style:parent-style-name="Standard">
      <style:text-properties style:text-position="0% 100%" style:font-name="Courier 10 Pitch" fo:font-size="14pt" fo:font-weight="bold" officeooo:rsid="010f5b72" officeooo:paragraph-rsid="01233795" style:font-size-asian="14pt" style:font-weight-asian="bold" style:font-size-complex="14pt" style:font-weight-complex="bold"/>
    </style:style>
    <style:style style:name="P137" style:family="paragraph" style:parent-style-name="Standard">
      <style:text-properties style:text-position="0% 100%" style:font-name="Courier 10 Pitch" fo:font-size="14pt" fo:font-weight="normal" officeooo:rsid="00f5fca4" officeooo:paragraph-rsid="00f5fca4" style:font-size-asian="14pt" style:font-weight-asian="normal" style:font-size-complex="14pt" style:font-weight-complex="normal"/>
    </style:style>
    <style:style style:name="P138" style:family="paragraph" style:parent-style-name="Standard">
      <style:text-properties style:text-position="0% 100%" style:font-name="Courier 10 Pitch" fo:font-size="14pt" fo:font-weight="normal" officeooo:rsid="00f5fca4" officeooo:paragraph-rsid="0118dd90" style:font-size-asian="14pt" style:font-weight-asian="normal" style:font-size-complex="14pt" style:font-weight-complex="normal"/>
    </style:style>
    <style:style style:name="P139" style:family="paragraph" style:parent-style-name="Standard">
      <style:text-properties style:text-position="0% 100%" style:font-name="Courier 10 Pitch" fo:font-size="14pt" fo:font-weight="normal" officeooo:rsid="00fd143d" officeooo:paragraph-rsid="00fd143d" style:font-size-asian="14pt" style:font-weight-asian="normal" style:font-size-complex="14pt" style:font-weight-complex="normal"/>
    </style:style>
    <style:style style:name="P140" style:family="paragraph" style:parent-style-name="Standard">
      <style:text-properties style:text-position="0% 100%" style:font-name="Courier 10 Pitch" fo:font-size="14pt" fo:font-weight="normal" officeooo:rsid="010753d8" officeooo:paragraph-rsid="010753d8" style:font-size-asian="14pt" style:font-weight-asian="normal" style:font-size-complex="14pt" style:font-weight-complex="normal"/>
    </style:style>
    <style:style style:name="P141" style:family="paragraph" style:parent-style-name="Table_20_Contents">
      <style:text-properties fo:font-size="14pt" style:font-size-asian="14pt" style:font-size-complex="14pt"/>
    </style:style>
    <style:style style:name="P142" style:family="paragraph" style:parent-style-name="Table_20_Contents">
      <style:text-properties fo:font-size="14pt" officeooo:rsid="00f301aa" officeooo:paragraph-rsid="00f301aa" style:font-size-asian="14pt" style:font-size-complex="14pt"/>
    </style:style>
    <style:style style:name="P143" style:family="paragraph" style:parent-style-name="Table_20_Contents">
      <style:text-properties fo:font-size="14pt" officeooo:rsid="00f3b39a" officeooo:paragraph-rsid="00f3b39a" style:font-size-asian="14pt" style:font-size-complex="14pt"/>
    </style:style>
    <style:style style:name="P144" style:family="paragraph" style:parent-style-name="Table_20_Contents">
      <style:text-properties fo:font-size="14pt" officeooo:rsid="00faf5a0" officeooo:paragraph-rsid="00faf5a0" style:font-size-asian="14pt" style:font-size-complex="14pt"/>
    </style:style>
    <style:style style:name="P145" style:family="paragraph" style:parent-style-name="Table_20_Contents">
      <style:text-properties fo:font-size="14pt" officeooo:rsid="010753d8" officeooo:paragraph-rsid="010753d8" style:font-size-asian="14pt" style:font-size-complex="14pt"/>
    </style:style>
    <style:style style:name="P146" style:family="paragraph" style:parent-style-name="Table_20_Contents">
      <style:text-properties fo:font-size="14pt" officeooo:rsid="0118dd90" officeooo:paragraph-rsid="0118dd90" style:font-size-asian="14pt" style:font-size-complex="14pt"/>
    </style:style>
    <style:style style:name="P147" style:family="paragraph" style:parent-style-name="Table_20_Contents">
      <style:text-properties fo:font-size="14pt" officeooo:rsid="01262ddc" officeooo:paragraph-rsid="01262ddc" style:font-size-asian="14pt" style:font-size-complex="14pt"/>
    </style:style>
    <style:style style:name="P148" style:family="paragraph" style:parent-style-name="Table_20_Contents">
      <style:text-properties fo:font-size="14pt" style:text-underline-style="none" fo:font-weight="normal" officeooo:rsid="0118dd90" officeooo:paragraph-rsid="0118dd90" style:font-size-asian="14pt" style:font-weight-asian="normal" style:font-size-complex="14pt" style:font-weight-complex="normal"/>
    </style:style>
    <style:style style:name="P149" style:family="paragraph" style:parent-style-name="Table_20_Contents">
      <style:text-properties fo:font-size="14pt" style:text-underline-style="none" fo:font-weight="normal" officeooo:rsid="00f301aa" officeooo:paragraph-rsid="00f301aa" style:font-size-asian="14pt" style:font-weight-asian="normal" style:font-size-complex="14pt" style:font-weight-complex="normal"/>
    </style:style>
    <style:style style:name="P150" style:family="paragraph" style:parent-style-name="Table_20_Contents">
      <style:text-properties fo:font-size="14pt" style:text-underline-style="none" fo:font-weight="normal" officeooo:rsid="01262ddc" officeooo:paragraph-rsid="01262ddc" style:font-size-asian="14pt" style:font-weight-asian="normal" style:font-size-complex="14pt" style:font-weight-complex="normal"/>
    </style:style>
    <style:style style:name="P151" style:family="paragraph" style:parent-style-name="Standard">
      <style:text-properties style:text-position="0% 100%" fo:font-size="14pt" fo:font-weight="normal" officeooo:rsid="0117b3c7" officeooo:paragraph-rsid="0124a891" style:font-size-asian="14pt" style:font-weight-asian="normal" style:font-size-complex="14pt" style:font-weight-complex="normal"/>
    </style:style>
    <style:style style:name="T1" style:family="text">
      <style:text-properties officeooo:rsid="00071e00"/>
    </style:style>
    <style:style style:name="T2" style:family="text">
      <style:text-properties style:text-position="super 58%"/>
    </style:style>
    <style:style style:name="T3" style:family="text">
      <style:text-properties style:text-position="super 58%" fo:font-weight="normal" style:font-weight-asian="normal" style:font-weight-complex="normal"/>
    </style:style>
    <style:style style:name="T4" style:family="text">
      <style:text-properties style:text-position="super 58%" fo:font-weight="normal" officeooo:rsid="00f79bb1" style:font-weight-asian="normal" style:font-weight-complex="normal"/>
    </style:style>
    <style:style style:name="T5" style:family="text">
      <style:text-properties style:text-position="super 58%" fo:font-weight="normal" officeooo:rsid="00fbb58b" style:font-weight-asian="normal" style:font-weight-complex="normal"/>
    </style:style>
    <style:style style:name="T6" style:family="text">
      <style:text-properties style:text-position="super 58%" fo:font-weight="normal" officeooo:rsid="01262ddc" style:font-weight-asian="normal" style:font-weight-complex="normal"/>
    </style:style>
    <style:style style:name="T7" style:family="text">
      <style:text-properties style:text-position="super 58%" style:text-underline-style="none" fo:font-weight="normal" style:font-weight-asian="normal" style:font-weight-complex="normal"/>
    </style:style>
    <style:style style:name="T8" style:family="text">
      <style:text-properties style:text-position="super 58%" style:text-underline-style="none" fo:font-weight="normal" officeooo:rsid="010c94d9" style:font-weight-asian="normal" style:font-weight-complex="normal"/>
    </style:style>
    <style:style style:name="T9" style:family="text">
      <style:text-properties officeooo:rsid="00f006ce"/>
    </style:style>
    <style:style style:name="T10" style:family="text">
      <style:text-properties officeooo:rsid="00f3b39a"/>
    </style:style>
    <style:style style:name="T11" style:family="text">
      <style:text-properties officeooo:rsid="00f5fca4"/>
    </style:style>
    <style:style style:name="T12" style:family="text">
      <style:text-properties fo:font-weight="normal" style:font-weight-asian="normal" style:font-weight-complex="normal"/>
    </style:style>
    <style:style style:name="T13" style:family="text">
      <style:text-properties fo:font-weight="normal" officeooo:rsid="00f78ddf" style:font-weight-asian="normal" style:font-weight-complex="normal"/>
    </style:style>
    <style:style style:name="T14" style:family="text">
      <style:text-properties fo:font-weight="normal" officeooo:rsid="00f79bb1" style:font-weight-asian="normal" style:font-weight-complex="normal"/>
    </style:style>
    <style:style style:name="T15" style:family="text">
      <style:text-properties fo:font-weight="normal" officeooo:rsid="00f8c8e0" style:font-weight-asian="normal" style:font-weight-complex="normal"/>
    </style:style>
    <style:style style:name="T16" style:family="text">
      <style:text-properties fo:font-weight="normal" officeooo:rsid="00f9da4f" style:font-weight-asian="normal" style:font-weight-complex="normal"/>
    </style:style>
    <style:style style:name="T17" style:family="text">
      <style:text-properties fo:font-weight="normal" officeooo:rsid="00faf5a0" style:font-weight-asian="normal" style:font-weight-complex="normal"/>
    </style:style>
    <style:style style:name="T18" style:family="text">
      <style:text-properties fo:font-weight="normal" officeooo:rsid="00fbb58b" style:font-weight-asian="normal" style:font-weight-complex="normal"/>
    </style:style>
    <style:style style:name="T19" style:family="text">
      <style:text-properties fo:font-weight="normal" officeooo:rsid="00fd143d" style:font-weight-asian="normal" style:font-weight-complex="normal"/>
    </style:style>
    <style:style style:name="T20" style:family="text">
      <style:text-properties fo:font-weight="normal" officeooo:rsid="010430ca" style:font-weight-asian="normal" style:font-weight-complex="normal"/>
    </style:style>
    <style:style style:name="T21" style:family="text">
      <style:text-properties fo:font-weight="normal" officeooo:rsid="0105c150" style:font-weight-asian="normal" style:font-weight-complex="normal"/>
    </style:style>
    <style:style style:name="T22" style:family="text">
      <style:text-properties fo:font-weight="normal" officeooo:rsid="010753d8" style:font-weight-asian="normal" style:font-weight-complex="normal"/>
    </style:style>
    <style:style style:name="T23" style:family="text">
      <style:text-properties fo:font-weight="normal" officeooo:rsid="01089a81" style:font-weight-asian="normal" style:font-weight-complex="normal"/>
    </style:style>
    <style:style style:name="T24" style:family="text">
      <style:text-properties fo:font-weight="normal" officeooo:rsid="010a1b2e" style:font-weight-asian="normal" style:font-weight-complex="normal"/>
    </style:style>
    <style:style style:name="T25" style:family="text">
      <style:text-properties fo:font-weight="normal" officeooo:rsid="010aa24a" style:font-weight-asian="normal" style:font-weight-complex="normal"/>
    </style:style>
    <style:style style:name="T26" style:family="text">
      <style:text-properties fo:font-weight="normal" officeooo:rsid="010f5b72" style:font-weight-asian="normal" style:font-weight-complex="normal"/>
    </style:style>
    <style:style style:name="T27" style:family="text">
      <style:text-properties fo:font-weight="normal" officeooo:rsid="011315e1" style:font-weight-asian="normal" style:font-weight-complex="normal"/>
    </style:style>
    <style:style style:name="T28" style:family="text">
      <style:text-properties fo:font-weight="normal" officeooo:rsid="0114d4cc" style:font-weight-asian="normal" style:font-weight-complex="normal"/>
    </style:style>
    <style:style style:name="T29" style:family="text">
      <style:text-properties fo:font-weight="normal" officeooo:rsid="01159d62" style:font-weight-asian="normal" style:font-weight-complex="normal"/>
    </style:style>
    <style:style style:name="T30" style:family="text">
      <style:text-properties fo:font-weight="normal" officeooo:rsid="011737ff" style:font-weight-asian="normal" style:font-weight-complex="normal"/>
    </style:style>
    <style:style style:name="T31" style:family="text">
      <style:text-properties fo:font-weight="normal" officeooo:rsid="0117b3c7" style:font-weight-asian="normal" style:font-weight-complex="normal"/>
    </style:style>
    <style:style style:name="T32" style:family="text">
      <style:text-properties fo:font-weight="normal" officeooo:rsid="0118dd90" style:font-weight-asian="normal" style:font-weight-complex="normal"/>
    </style:style>
    <style:style style:name="T33" style:family="text">
      <style:text-properties fo:font-weight="normal" officeooo:rsid="011fd682" style:font-weight-asian="normal" style:font-weight-complex="normal"/>
    </style:style>
    <style:style style:name="T34" style:family="text">
      <style:text-properties fo:font-weight="normal" officeooo:rsid="01233795" style:font-weight-asian="normal" style:font-weight-complex="normal"/>
    </style:style>
    <style:style style:name="T35" style:family="text">
      <style:text-properties fo:font-weight="normal" officeooo:rsid="0123417d" style:font-weight-asian="normal" style:font-weight-complex="normal"/>
    </style:style>
    <style:style style:name="T36" style:family="text">
      <style:text-properties fo:font-weight="normal" officeooo:rsid="0124a891" style:font-weight-asian="normal" style:font-weight-complex="normal"/>
    </style:style>
    <style:style style:name="T37" style:family="text">
      <style:text-properties fo:font-weight="normal" officeooo:rsid="01262ddc" style:font-weight-asian="normal" style:font-weight-complex="normal"/>
    </style:style>
    <style:style style:name="T38" style:family="text">
      <style:text-properties fo:font-weight="normal" officeooo:rsid="01268c19" style:font-weight-asian="normal" style:font-weight-complex="normal"/>
    </style:style>
    <style:style style:name="T39" style:family="text">
      <style:text-properties fo:font-weight="normal" officeooo:rsid="0127030d" style:font-weight-asian="normal" style:font-weight-complex="normal"/>
    </style:style>
    <style:style style:name="T40" style:family="text">
      <style:text-properties officeooo:rsid="00f78ddf"/>
    </style:style>
    <style:style style:name="T41" style:family="text">
      <style:text-properties officeooo:rsid="00f8c8e0"/>
    </style:style>
    <style:style style:name="T42" style:family="text">
      <style:text-properties officeooo:rsid="00f9da4f"/>
    </style:style>
    <style:style style:name="T43" style:family="text">
      <style:text-properties officeooo:rsid="00faf5a0"/>
    </style:style>
    <style:style style:name="T44" style:family="text">
      <style:text-properties fo:font-style="italic" fo:font-weight="normal" officeooo:rsid="00faf5a0" style:font-style-asian="italic" style:font-weight-asian="normal" style:font-style-complex="italic" style:font-weight-complex="normal"/>
    </style:style>
    <style:style style:name="T45" style:family="text">
      <style:text-properties fo:font-style="italic" style:text-underline-style="none" fo:font-weight="normal" style:font-style-asian="italic" style:font-weight-asian="normal" style:font-style-complex="italic" style:font-weight-complex="normal"/>
    </style:style>
    <style:style style:name="T46" style:family="text">
      <style:text-properties fo:font-style="normal" fo:font-weight="normal" officeooo:rsid="00faf5a0" style:font-style-asian="normal" style:font-weight-asian="normal" style:font-style-complex="normal" style:font-weight-complex="normal"/>
    </style:style>
    <style:style style:name="T47" style:family="text">
      <style:text-properties fo:font-style="normal" style:text-underline-style="none" fo:font-weight="normal" style:font-style-asian="normal" style:font-weight-asian="normal" style:font-style-complex="normal" style:font-weight-complex="normal"/>
    </style:style>
    <style:style style:name="T48" style:family="text">
      <style:text-properties officeooo:rsid="00fbb58b"/>
    </style:style>
    <style:style style:name="T49" style:family="text">
      <style:text-properties officeooo:rsid="0103179e"/>
    </style:style>
    <style:style style:name="T50" style:family="text">
      <style:text-properties style:text-position="0% 100%"/>
    </style:style>
    <style:style style:name="T51" style:family="text">
      <style:text-properties officeooo:rsid="010430ca"/>
    </style:style>
    <style:style style:name="T52" style:family="text">
      <style:text-properties fo:font-weight="bold" style:font-weight-asian="bold" style:font-weight-complex="bold"/>
    </style:style>
    <style:style style:name="T53" style:family="text">
      <style:text-properties fo:font-weight="bold" officeooo:rsid="0103179e" style:font-weight-asian="bold" style:font-weight-complex="bold"/>
    </style:style>
    <style:style style:name="T54" style:family="text">
      <style:text-properties fo:font-weight="bold" officeooo:rsid="00f3b39a" style:font-weight-asian="bold" style:font-weight-complex="bold"/>
    </style:style>
    <style:style style:name="T55" style:family="text">
      <style:text-properties officeooo:rsid="0105c150"/>
    </style:style>
    <style:style style:name="T56" style:family="text">
      <style:text-properties officeooo:rsid="010753d8"/>
    </style:style>
    <style:style style:name="T57" style:family="text">
      <style:text-properties officeooo:rsid="01089a81"/>
    </style:style>
    <style:style style:name="T58" style:family="text">
      <style:text-properties officeooo:rsid="010a1b2e"/>
    </style:style>
    <style:style style:name="T59" style:family="text">
      <style:text-properties officeooo:rsid="010aa24a"/>
    </style:style>
    <style:style style:name="T60" style:family="text">
      <style:text-properties style:text-underline-style="none" fo:font-weight="normal" style:font-weight-asian="normal" style:font-weight-complex="normal"/>
    </style:style>
    <style:style style:name="T61" style:family="text">
      <style:text-properties style:text-underline-style="none" fo:font-weight="normal" officeooo:rsid="010c94d9" style:font-weight-asian="normal" style:font-weight-complex="normal"/>
    </style:style>
    <style:style style:name="T62" style:family="text">
      <style:text-properties style:text-underline-style="none" fo:font-weight="normal" officeooo:rsid="010d829a" style:font-weight-asian="normal" style:font-weight-complex="normal"/>
    </style:style>
    <style:style style:name="T63" style:family="text">
      <style:text-properties style:text-underline-style="none" fo:font-weight="normal" officeooo:rsid="011315e1" style:font-weight-asian="normal" style:font-weight-complex="normal"/>
    </style:style>
    <style:style style:name="T64" style:family="text">
      <style:text-properties style:text-underline-style="none" fo:font-weight="normal" officeooo:rsid="011984ac" style:font-weight-asian="normal" style:font-weight-complex="normal"/>
    </style:style>
    <style:style style:name="T65" style:family="text">
      <style:text-properties style:text-underline-style="none" fo:font-weight="normal" officeooo:rsid="011aebd6" style:font-weight-asian="normal" style:font-weight-complex="normal"/>
    </style:style>
    <style:style style:name="T66" style:family="text">
      <style:text-properties style:text-underline-style="none" fo:font-weight="normal" officeooo:rsid="011cabfa" style:font-weight-asian="normal" style:font-weight-complex="normal"/>
    </style:style>
    <style:style style:name="T67" style:family="text">
      <style:text-properties style:text-underline-style="none" fo:font-weight="normal" officeooo:rsid="011d8c5f" style:font-weight-asian="normal" style:font-weight-complex="normal"/>
    </style:style>
    <style:style style:name="T68" style:family="text">
      <style:text-properties style:text-underline-style="none" fo:font-weight="normal" officeooo:rsid="011ec460" style:font-weight-asian="normal" style:font-weight-complex="normal"/>
    </style:style>
    <style:style style:name="T69" style:family="text">
      <style:text-properties style:text-underline-style="none" fo:font-weight="normal" officeooo:rsid="011fd682" style:font-weight-asian="normal" style:font-weight-complex="normal"/>
    </style:style>
    <style:style style:name="T70" style:family="text">
      <style:text-properties style:text-underline-style="none" fo:font-weight="normal" officeooo:rsid="0120ff07" style:font-weight-asian="normal" style:font-weight-complex="normal"/>
    </style:style>
    <style:style style:name="T71" style:family="text">
      <style:text-properties style:text-underline-style="none" fo:font-weight="normal" officeooo:rsid="0121c8d8" style:font-weight-asian="normal" style:font-weight-complex="normal"/>
    </style:style>
    <style:style style:name="T72" style:family="text">
      <style:text-properties style:text-underline-style="none" fo:font-weight="normal" officeooo:rsid="0127030d" style:font-weight-asian="normal" style:font-weight-complex="normal"/>
    </style:style>
    <style:style style:name="T73" style:family="text">
      <style:text-properties style:text-underline-style="none" fo:font-weight="normal" officeooo:rsid="01281a30" style:font-weight-asian="normal" style:font-weight-complex="normal"/>
    </style:style>
    <style:style style:name="T74" style:family="text">
      <style:text-properties style:font-name="Liberation Serif1" style:text-underline-style="none" fo:font-weight="normal" style:font-name-asian="Liberation Serif1" style:font-weight-asian="normal" style:font-name-complex="Liberation Serif1" style:font-weight-complex="normal"/>
    </style:style>
    <style:style style:name="T75" style:family="text">
      <style:text-properties style:font-name="Liberation Serif" style:text-underline-style="none" fo:font-weight="normal" style:font-name-asian="DejaVu Sans" style:font-weight-asian="normal" style:font-name-complex="Lohit Hindi" style:font-weight-complex="normal"/>
    </style:style>
    <style:style style:name="T76" style:family="text">
      <style:text-properties officeooo:rsid="010f5b72"/>
    </style:style>
    <style:style style:name="T77" style:family="text">
      <style:text-properties officeooo:rsid="01123d38"/>
    </style:style>
    <style:style style:name="T78" style:family="text">
      <style:text-properties officeooo:rsid="00f49707"/>
    </style:style>
    <style:style style:name="T79" style:family="text">
      <style:text-properties officeooo:rsid="011315e1"/>
    </style:style>
    <style:style style:name="T80" style:family="text">
      <style:text-properties officeooo:rsid="011737ff"/>
    </style:style>
    <style:style style:name="T81" style:family="text">
      <style:text-properties officeooo:rsid="0118dd90"/>
    </style:style>
    <style:style style:name="T82" style:family="text">
      <style:text-properties officeooo:rsid="011fd682"/>
    </style:style>
    <style:style style:name="T83" style:family="text">
      <style:text-properties officeooo:rsid="01233795"/>
    </style:style>
    <style:style style:name="T84" style:family="text">
      <style:text-properties officeooo:rsid="012703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51">Version 2.0 Draft</text:span>.</text:p>
      <text:p text:style-name="P1">Richard Parker <text:span text:style-name="T9">23.11</text:span>.201<text:span text:style-name="T1">6</text:span></text:p>
      <text:p text:style-name="P18"/>
      <text:p text:style-name="P19">Section <text:span text:style-name="T9">1</text:span> – Introduction</text:p>
      <text:p text:style-name="P4"/>
      <text:p text:style-name="P15">Meataxe64 version 1 (v1e) was "released" in June 2016, aimed at making it possible to use <text:span text:style-name="T77">meataxe64</text:span> for chopping up big representations. <text:s/>In many ways i<text:span text:style-name="T77">t</text:span> was not ready, but it seemed sensible to make it available, such as it was, since although quite hard to use, it was at least functional<text:span text:style-name="T77"> for some purposes.</text:span></text:p>
      <text:p text:style-name="P15"/>
      <text:p text:style-name="P15">Some improvements have been made in the meantime, and <text:span text:style-name="T77">development is</text:span> are now moving<text:span text:style-name="T77"> </text:span>towards a second "release"<text:span text:style-name="T77"> - </text:span><text:s/>version 2.0, probably in January 2017. <text:s/>Hopefully this will be seen as a bit more mature.</text:p>
      <text:p text:style-name="P15"/>
      <text:p text:style-name="P5"><text:span text:style-name="T77">In the early stages of development, </text:span>the design <text:span text:style-name="T51">was</text:span> primarily influenced by performance, and attention <text:span text:style-name="T77">was</text:span> focused on rapid execution (using x86 assembler where appropriate), use of the various cache levels, reduction in the use of memory bandwidth, vectorization, multiple-cores, extension fields and so on. <text:s/>The resulting design seems now to have mainly settled down, and although much work remains outstanding<text:span text:style-name="T77"> in many areas,</text:span> an increasing list of programs are now getting close to "final form", and I feel the time is right<text:span text:style-name="T77"> (overdue, even)</text:span> to consider what these "final form" programs should do in detail. <text:s/>That way shell scripts and projects can be <text:span text:style-name="T77">designed and written</text:span> with some confidence that they will not need to be changed (or at least not changed very much) with later versions of meataxe64.</text:p>
      <text:p text:style-name="P5"/>
      <text:p text:style-name="P5">Many of the programs currently approaching this happy state are those of "quadratic" complexity, with matrix addition as the typical example. <text:s/>Once the speed of a program is determined by the time it takes to read the input and to write the output, further optimization seems pointless and the program can be considered complete.<text:span text:style-name="T51"> <text:s/>Of course the advent of SSDs may pile additional pressure on these "fast" programs, but even then it is expected that the run-time of a project will normally be determined by the "slow" programs, so that little overall time will be saved by improving the "fast" ones.</text:span> <text:s/><text:span text:style-name="T51">Also, b</text:span>y and large these programs are fairly simple and changing the<text:span text:style-name="T84">m</text:span> is relatively easy. <text:s/>Nevertheless the desire for stability makes it pertinent to consider the possible use-cases for these programs, and to try to set a standard that can rigidly adhered to in future. <text:s/>Whether we can get this right now is a <text:span text:style-name="T77">question</text:span>, of course, but however unlikely success may be, I feel it is a good idea to <text:span text:style-name="T77">give it a good go</text:span>.</text:p>
      <text:p text:style-name="P5"/>
      <text:p text:style-name="P7">It is<text:span text:style-name="T77"> </text:span>the imminent development of the "null-space" program that has really prompted this document. <text:s/>Once this is done (and it is now fairly close) I will be moving on to "sp<text:span text:style-name="T84">in</text:span>" and <text:soft-page-break/>"standard base", after which the resulting program set is expected to be released as version 2.0, with the intention that later developments will either add new programs, speed up old ones or add new (optional) features to existing ones, and that it be appropriate to start using 2.0 in anger.</text:p>
      <text:p text:style-name="P7"/>
      <text:p text:style-name="P7">I propose to call these "final form" programs layer V [five]. <text:s/>Initially, many of them (but not all) will be limited by memory size, but hopefully later versions that chop up on disk can be developed.</text:p>
      <text:p text:style-name="P7"/>
      <text:p text:style-name="P17">There are further programs that have been developed and work just fine that were developed as "building blocks" for use in shell-scripts. <text:s/>They are not detailed here and their use is (in some sense) deprecated, but may be useful to plug early defects in the design, so that shell-scripts may still have a place to perform functions that have somehow got overlooked.</text:p>
      <text:p text:style-name="P7"/>
      <text:p text:style-name="P7">I must confess that I have a dream that a further layer VI [six] might ultimately be developed that can use multiple computers. <text:s/>Jon and I had a go at this in 1998 or so, expecting this to be the way of the future. <text:s/>Since then (to my surprise, certainly) the "shared memory" approach has been amazingly resilient, and we now have machines with 32 and 64 cores available. <text:s/>There seems little need at present to use more than one at once an a coordinated way. <text:s/>Whether this will change in future remains to be seen, but at present my attention is fully taken up with the use of shared memory machines, and no attempt at "distributed" work is on the current road-map.</text:p>
      <text:p text:style-name="P7"/>
      <text:p text:style-name="P22">Section <text:span text:style-name="T10">2</text:span> – <text:span text:style-name="T49">General state of version 2.0.</text:span></text:p>
      <text:p text:style-name="P10"/>
      <text:p text:style-name="P14">The programs are dealt with in detail in later sections, but perhaps it is worth making more general comments about version 2.0.</text:p>
      <text:p text:style-name="P14"/>
      <text:p text:style-name="P14">Much of the recent work has been primarily involved with extension fields. <text:s/>Following Albrecht, matrix multiplication is done by extracting into the ground field, doing linear forms, multiplying the resulting ground-field matrices and computing the (extension field) product from these results. <text:s/>This was a moderately large change. <text:s/>The result is that the set of fields that currently work at good performance is {2,3,4,8,9,16}, and operations in a million dimensions are reasonable for all of these.</text:p>
      <text:p text:style-name="P14"/>
      <text:p text:style-name="P14">In general, high-performance programs require all three of the following.</text:p>
      <text:p text:style-name="P14"/>
      <text:p text:style-name="P14">1. <text:s/>That the High Performance Meataxe Interface (HPMI) has been written to multiply cache-sized matrices at high performance for the characteristic. <text:s/>Currently this is true only for the primes {2,3}, though I have many ideas as to how to do most others.</text:p>
      <text:p text:style-name="P14"/>
      <text:p text:style-name="P14">2. <text:s/>For extension fields, that the linear forms are available to reduce the problem to the ground field. <text:s/>This has been implemented completely for 4,8,9,16 as mentioned above, but additionally <text:soft-page-break/>for all quadratic extensions q = p<text:span text:style-name="T2">2</text:span><text:span text:style-name="T50">. <text:s/>Furthermore there is a background program to compute the linear forms for other fields, and generally it is relatively easy now to implement further extensions.</text:span></text:p>
      <text:p text:style-name="P32"/>
      <text:p text:style-name="P32">3. <text:s/>That the algorithm itself has been written to use the HPMI and linear forms. <text:s/>At present this is true for matrix multiplication and to put a matrix into echelon form, but the brain-power needed to keep track of the row operations done <text:span text:style-name="T57">during a chopped-up Gaussian elimination </text:span>has so far eluded me, so that invert is not yet available at high performance over any field.</text:p>
      <text:p text:style-name="P14"/>
      <text:p text:style-name="P14">Previous to the extension field work was a heavy change to the thread farm. <text:s/>It is hoped that the interfaces are now stable, and although the main benefits of the change are not really available yet, hopefully these can be obtained once they are needed with little effect on the rest of the system.</text:p>
      <text:p text:style-name="P14"/>
      <text:p text:style-name="P17">It should be noticed that an invariant subspace is held in Negative Reduced Echelon Form (NREF). <text:s/>This currently consists of two files - a column-select bit-string and a remnant. <text:s/>The use of this form saves considerable work when computing the action of generators on the subspace and quotient space. <text:s/>It may become convenient in future to define a new NREF file format so that the specification of an invariant subspace is passed around in a single file.</text:p>
      <text:p text:style-name="P16"/>
      <text:p text:style-name="P25"><text:span text:style-name="T52">Section </text:span><text:span text:style-name="T53">3</text:span><text:span text:style-name="T52"> – </text:span><text:span text:style-name="T54">Current Program State.</text:span></text:p>
      <text:p text:style-name="P8"/>
      <text:p text:style-name="P13">Here is the current list of programs that are projected for 2.0.</text:p>
      <text:p text:style-name="P13"/>
      <text:p text:style-name="P13">The "State" field gives the current state of development.</text:p>
      <text:p text:style-name="P13"/>
      <text:p text:style-name="P13">State=0 - no version of this program currently exists</text:p>
      <text:p text:style-name="P13">State=1 - the program exists in "ancient" form - single core and no HPMI.</text:p>
      <text:p text:style-name="P13">State=2 - the program has been upgraded for fields of order up to 256.</text:p>
      <text:p text:style-name="P13">State=3 - there is a shell-script, but no program as yet, to do it properly</text:p>
      <text:p text:style-name="P13">State=4 - a good program exists but limited by memory size</text:p>
      <text:p text:style-name="P13">State=5 - not limited by memory size<text:span text:style-name="T43">.</text:spa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42">Pg</text:p>
          </table:table-cell>
          <table:table-cell table:style-name="Table1.A1" office:value-type="string">
            <text:p text:style-name="P142">Purpose</text:p>
          </table:table-cell>
          <table:table-cell table:style-name="Table1.A1" office:value-type="string">
            <text:p text:style-name="P142">State</text:p>
          </table:table-cell>
          <table:table-cell table:style-name="Table1.A1" office:value-type="string">
            <text:p text:style-name="P144">V2.0</text:p>
          </table:table-cell>
          <table:table-cell table:style-name="Table1.A1" office:value-type="string">
            <text:p text:style-name="P141"/>
          </table:table-cell>
          <table:table-cell table:style-name="Table1.F1" office:value-type="string">
            <text:p text:style-name="P141"/>
          </table:table-cell>
        </table:table-row>
        <table:table-row>
          <table:table-cell table:style-name="Table1.A2" office:value-type="string">
            <text:p text:style-name="P142">AD</text:p>
          </table:table-cell>
          <table:table-cell table:style-name="Table1.A2" office:value-type="string">
            <text:p text:style-name="P142">Matrix Addition</text:p>
          </table:table-cell>
          <table:table-cell table:style-name="Table1.A2" office:value-type="string">
            <text:p text:style-name="P142"><text:s text:c="2"/><text:span text:style-name="T10">5</text:span></text:p>
          </table:table-cell>
          <table:table-cell table:style-name="Table1.A2" office:value-type="string">
            <text:p text:style-name="P144"><text:s text:c="2"/>5</text:p>
          </table:table-cell>
          <table:table-cell table:style-name="Table1.A2" office:value-type="string">
            <text:p text:style-name="P141"/>
          </table:table-cell>
          <table:table-cell table:style-name="Table1.F2" office:value-type="string">
            <text:p text:style-name="P141"/>
          </table:table-cell>
        </table:table-row>
        <table:table-row>
          <table:table-cell table:style-name="Table1.A2" office:value-type="string">
            <text:p text:style-name="P142">DE</text:p>
          </table:table-cell>
          <table:table-cell table:style-name="Table1.A2" office:value-type="string">
            <text:p text:style-name="P142">Determinant</text:p>
          </table:table-cell>
          <table:table-cell table:style-name="Table1.A2" office:value-type="string">
            <text:p text:style-name="P142"><text:s text:c="2"/>1</text:p>
          </table:table-cell>
          <table:table-cell table:style-name="Table1.A2" office:value-type="string">
            <text:p text:style-name="P144"><text:s text:c="2"/>1</text:p>
          </table:table-cell>
          <table:table-cell table:style-name="Table1.A2" office:value-type="string">
            <text:p text:style-name="P141"/>
          </table:table-cell>
          <table:table-cell table:style-name="Table1.F2" office:value-type="string">
            <text:p text:style-name="P141"/>
          </table:table-cell>
        </table:table-row>
        <table:table-row>
          <table:table-cell table:style-name="Table1.A2" office:value-type="string">
            <text:p text:style-name="P142">E2</text:p>
          </table:table-cell>
          <table:table-cell table:style-name="Table1.A2" office:value-type="string">
            <text:p text:style-name="P142">Exterior Square</text:p>
          </table:table-cell>
          <table:table-cell table:style-name="Table1.A2" office:value-type="string">
            <text:p text:style-name="P142"><text:s text:c="2"/><text:span text:style-name="T10">5</text:span></text:p>
          </table:table-cell>
          <table:table-cell table:style-name="Table1.A2" office:value-type="string">
            <text:p text:style-name="P144"><text:s text:c="2"/>5</text:p>
          </table:table-cell>
          <table:table-cell table:style-name="Table1.A2" office:value-type="string">
            <text:p text:style-name="P141"/>
          </table:table-cell>
          <table:table-cell table:style-name="Table1.F2" office:value-type="string">
            <text:p text:style-name="P141"/>
          </table:table-cell>
        </table:table-row>
        <table:table-row>
          <table:table-cell table:style-name="Table1.A2" office:value-type="string">
            <text:p text:style-name="P142">E3</text:p>
          </table:table-cell>
          <table:table-cell table:style-name="Table1.A2" office:value-type="string">
            <text:p text:style-name="P142">Exterior Cube</text:p>
          </table:table-cell>
          <table:table-cell table:style-name="Table1.A2" office:value-type="string">
            <text:p text:style-name="P142"><text:s text:c="2"/><text:span text:style-name="T10">5</text:span></text:p>
          </table:table-cell>
          <table:table-cell table:style-name="Table1.A2" office:value-type="string">
            <text:p text:style-name="P144"><text:s text:c="2"/>5</text:p>
          </table:table-cell>
          <table:table-cell table:style-name="Table1.A2" office:value-type="string">
            <text:p text:style-name="P141"/>
          </table:table-cell>
          <table:table-cell table:style-name="Table1.F2" office:value-type="string">
            <text:p text:style-name="P141"/>
          </table:table-cell>
        </table:table-row>
        <table:table-row>
          <table:table-cell table:style-name="Table1.A2" office:value-type="string">
            <text:p text:style-name="P142">FR</text:p>
          </table:table-cell>
          <table:table-cell table:style-name="Table1.A2" office:value-type="string">
            <text:p text:style-name="P142">Frobenius Automorphism</text:p>
          </table:table-cell>
          <table:table-cell table:style-name="Table1.A2" office:value-type="string">
            <text:p text:style-name="P142"><text:s text:c="2"/><text:span text:style-name="T10">5</text:span></text:p>
          </table:table-cell>
          <table:table-cell table:style-name="Table1.A2" office:value-type="string">
            <text:p text:style-name="P144"><text:s text:c="2"/>5</text:p>
          </table:table-cell>
          <table:table-cell table:style-name="Table1.A2" office:value-type="string">
            <text:p text:style-name="P141"/>
          </table:table-cell>
          <table:table-cell table:style-name="Table1.F2" office:value-type="string">
            <text:p text:style-name="P141"/>
          </table:table-cell>
        </table:table-row>
        <table:table-row>
          <table:table-cell table:style-name="Table1.A2" office:value-type="string">
            <text:p text:style-name="P142">IV</text:p>
          </table:table-cell>
          <table:table-cell table:style-name="Table1.A2" office:value-type="string">
            <text:p text:style-name="P142">Invert</text:p>
          </table:table-cell>
          <table:table-cell table:style-name="Table1.A2" office:value-type="string">
            <text:p text:style-name="P142"><text:s text:c="2"/>1</text:p>
          </table:table-cell>
          <table:table-cell table:style-name="Table1.A2" office:value-type="string">
            <text:p text:style-name="P144"><text:s text:c="2"/>1</text:p>
          </table:table-cell>
          <table:table-cell table:style-name="Table1.A2" office:value-type="string">
            <text:p text:style-name="P141"/>
          </table:table-cell>
          <table:table-cell table:style-name="Table1.F2" office:value-type="string">
            <text:p text:style-name="P141"/>
          </table:table-cell>
        </table:table-row>
        <text:soft-page-break/>
        <table:table-row>
          <table:table-cell table:style-name="Table1.A2" office:value-type="string">
            <text:p text:style-name="P142">KB</text:p>
          </table:table-cell>
          <table:table-cell table:style-name="Table1.A2" office:value-type="string">
            <text:p text:style-name="P142">Field Bloat</text:p>
          </table:table-cell>
          <table:table-cell table:style-name="Table1.A2" office:value-type="string">
            <text:p text:style-name="P142"><text:s text:c="2"/>0</text:p>
          </table:table-cell>
          <table:table-cell table:style-name="Table1.A2" office:value-type="string">
            <text:p text:style-name="P144"><text:s text:c="2"/>4</text:p>
          </table:table-cell>
          <table:table-cell table:style-name="Table1.A2" office:value-type="string">
            <text:p text:style-name="P141"/>
          </table:table-cell>
          <table:table-cell table:style-name="Table1.F2" office:value-type="string">
            <text:p text:style-name="P141"/>
          </table:table-cell>
        </table:table-row>
        <table:table-row>
          <table:table-cell table:style-name="Table1.A2" office:value-type="string">
            <text:p text:style-name="P142">KC</text:p>
          </table:table-cell>
          <table:table-cell table:style-name="Table1.A2" office:value-type="string">
            <text:p text:style-name="P142">Field Contract</text:p>
          </table:table-cell>
          <table:table-cell table:style-name="Table1.A2" office:value-type="string">
            <text:p text:style-name="P142"><text:s text:c="2"/>2</text:p>
          </table:table-cell>
          <table:table-cell table:style-name="Table1.A2" office:value-type="string">
            <text:p text:style-name="P144"><text:s text:c="2"/>4</text:p>
          </table:table-cell>
          <table:table-cell table:style-name="Table1.A2" office:value-type="string">
            <text:p text:style-name="P141"/>
          </table:table-cell>
          <table:table-cell table:style-name="Table1.F2" office:value-type="string">
            <text:p text:style-name="P141"/>
          </table:table-cell>
        </table:table-row>
        <table:table-row>
          <table:table-cell table:style-name="Table1.A2" office:value-type="string">
            <text:p text:style-name="P142">KX</text:p>
          </table:table-cell>
          <table:table-cell table:style-name="Table1.A2" office:value-type="string">
            <text:p text:style-name="P142">Field Extend</text:p>
          </table:table-cell>
          <table:table-cell table:style-name="Table1.A2" office:value-type="string">
            <text:p text:style-name="P142"><text:s text:c="2"/>2</text:p>
          </table:table-cell>
          <table:table-cell table:style-name="Table1.A2" office:value-type="string">
            <text:p text:style-name="P144"><text:s text:c="2"/>4</text:p>
          </table:table-cell>
          <table:table-cell table:style-name="Table1.A2" office:value-type="string">
            <text:p text:style-name="P141"/>
          </table:table-cell>
          <table:table-cell table:style-name="Table1.F2" office:value-type="string">
            <text:p text:style-name="P141"/>
          </table:table-cell>
        </table:table-row>
        <table:table-row>
          <table:table-cell table:style-name="Table1.A2" office:value-type="string">
            <text:p text:style-name="P142">MU</text:p>
          </table:table-cell>
          <table:table-cell table:style-name="Table1.A2" office:value-type="string">
            <text:p text:style-name="P142">Matrix multiplication</text:p>
          </table:table-cell>
          <table:table-cell table:style-name="Table1.A2" office:value-type="string">
            <text:p text:style-name="P142"><text:s text:c="2"/>4</text:p>
          </table:table-cell>
          <table:table-cell table:style-name="Table1.A2" office:value-type="string">
            <text:p text:style-name="P144"><text:s text:c="2"/>5</text:p>
          </table:table-cell>
          <table:table-cell table:style-name="Table1.A2" office:value-type="string">
            <text:p text:style-name="P141"/>
          </table:table-cell>
          <table:table-cell table:style-name="Table1.F2" office:value-type="string">
            <text:p text:style-name="P141"/>
          </table:table-cell>
        </table:table-row>
        <table:table-row>
          <table:table-cell table:style-name="Table1.A2" office:value-type="string">
            <text:p text:style-name="P142">NU</text:p>
          </table:table-cell>
          <table:table-cell table:style-name="Table1.A2" office:value-type="string">
            <text:p text:style-name="P142">Nullspace</text:p>
          </table:table-cell>
          <table:table-cell table:style-name="Table1.A2" office:value-type="string">
            <text:p text:style-name="P142"><text:s text:c="2"/>3</text:p>
          </table:table-cell>
          <table:table-cell table:style-name="Table1.A2" office:value-type="string">
            <text:p text:style-name="P144"><text:s text:c="2"/>4</text:p>
          </table:table-cell>
          <table:table-cell table:style-name="Table1.A2" office:value-type="string">
            <text:p text:style-name="P141"/>
          </table:table-cell>
          <table:table-cell table:style-name="Table1.F2" office:value-type="string">
            <text:p text:style-name="P141"/>
          </table:table-cell>
        </table:table-row>
        <table:table-row>
          <table:table-cell table:style-name="Table1.A2" office:value-type="string">
            <text:p text:style-name="P146">QA</text:p>
          </table:table-cell>
          <table:table-cell table:style-name="Table1.A2" office:value-type="string">
            <text:p text:style-name="P146">Quotient action</text:p>
          </table:table-cell>
          <table:table-cell table:style-name="Table1.A2" office:value-type="string">
            <text:p text:style-name="P146"><text:s text:c="2"/>3</text:p>
          </table:table-cell>
          <table:table-cell table:style-name="Table1.A2" office:value-type="string">
            <text:p text:style-name="P146"><text:s text:c="2"/>4</text:p>
          </table:table-cell>
          <table:table-cell table:style-name="Table1.A2" office:value-type="string">
            <text:p text:style-name="P141"/>
          </table:table-cell>
          <table:table-cell table:style-name="Table1.F2" office:value-type="string">
            <text:p text:style-name="P141"/>
          </table:table-cell>
        </table:table-row>
        <table:table-row>
          <table:table-cell table:style-name="Table1.A2" office:value-type="string">
            <text:p text:style-name="P149">RN</text:p>
          </table:table-cell>
          <table:table-cell table:style-name="Table1.A2" office:value-type="string">
            <text:p text:style-name="P142">Rank</text:p>
          </table:table-cell>
          <table:table-cell table:style-name="Table1.A2" office:value-type="string">
            <text:p text:style-name="P142"><text:s text:c="2"/>3</text:p>
          </table:table-cell>
          <table:table-cell table:style-name="Table1.A2" office:value-type="string">
            <text:p text:style-name="P144"><text:s text:c="2"/>4</text:p>
          </table:table-cell>
          <table:table-cell table:style-name="Table1.A2" office:value-type="string">
            <text:p text:style-name="P141"/>
          </table:table-cell>
          <table:table-cell table:style-name="Table1.F2" office:value-type="string">
            <text:p text:style-name="P141"/>
          </table:table-cell>
        </table:table-row>
        <table:table-row>
          <table:table-cell table:style-name="Table1.A2" office:value-type="string">
            <text:p text:style-name="P148">SA</text:p>
          </table:table-cell>
          <table:table-cell table:style-name="Table1.A2" office:value-type="string">
            <text:p text:style-name="P146">Subspace action</text:p>
          </table:table-cell>
          <table:table-cell table:style-name="Table1.A2" office:value-type="string">
            <text:p text:style-name="P146"><text:s text:c="2"/>4</text:p>
          </table:table-cell>
          <table:table-cell table:style-name="Table1.A2" office:value-type="string">
            <text:p text:style-name="P146"><text:s text:c="2"/>4</text:p>
          </table:table-cell>
          <table:table-cell table:style-name="Table1.A2" office:value-type="string">
            <text:p text:style-name="P141"/>
          </table:table-cell>
          <table:table-cell table:style-name="Table1.F2" office:value-type="string">
            <text:p text:style-name="P141"/>
          </table:table-cell>
        </table:table-row>
        <table:table-row>
          <table:table-cell table:style-name="Table1.A2" office:value-type="string">
            <text:p text:style-name="P149">SB</text:p>
          </table:table-cell>
          <table:table-cell table:style-name="Table1.A2" office:value-type="string">
            <text:p text:style-name="P142">Standard Basis</text:p>
          </table:table-cell>
          <table:table-cell table:style-name="Table1.A2" office:value-type="string">
            <text:p text:style-name="P142"><text:s text:c="2"/>1</text:p>
          </table:table-cell>
          <table:table-cell table:style-name="Table1.A2" office:value-type="string">
            <text:p text:style-name="P144"><text:s text:c="2"/>4</text:p>
          </table:table-cell>
          <table:table-cell table:style-name="Table1.A2" office:value-type="string">
            <text:p text:style-name="P141"/>
          </table:table-cell>
          <table:table-cell table:style-name="Table1.F2" office:value-type="string">
            <text:p text:style-name="P141"/>
          </table:table-cell>
        </table:table-row>
        <table:table-row>
          <table:table-cell table:style-name="Table1.A2" office:value-type="string">
            <text:p text:style-name="P149">SN</text:p>
          </table:table-cell>
          <table:table-cell table:style-name="Table1.A2" office:value-type="string">
            <text:p text:style-name="P142">Spin up invariant subspace</text:p>
          </table:table-cell>
          <table:table-cell table:style-name="Table1.A2" office:value-type="string">
            <text:p text:style-name="P142"><text:s text:c="2"/><text:span text:style-name="T10">3</text:span></text:p>
          </table:table-cell>
          <table:table-cell table:style-name="Table1.A2" office:value-type="string">
            <text:p text:style-name="P144"><text:s text:c="2"/>4</text:p>
          </table:table-cell>
          <table:table-cell table:style-name="Table1.A2" office:value-type="string">
            <text:p text:style-name="P141"/>
          </table:table-cell>
          <table:table-cell table:style-name="Table1.F2" office:value-type="string">
            <text:p text:style-name="P141"/>
          </table:table-cell>
        </table:table-row>
        <table:table-row>
          <table:table-cell table:style-name="Table1.A2" office:value-type="string">
            <text:p text:style-name="P150">SV</text:p>
          </table:table-cell>
          <table:table-cell table:style-name="Table1.A2" office:value-type="string">
            <text:p text:style-name="P147">Select vector</text:p>
          </table:table-cell>
          <table:table-cell table:style-name="Table1.A2" office:value-type="string">
            <text:p text:style-name="P147"><text:s text:c="2"/>5</text:p>
          </table:table-cell>
          <table:table-cell table:style-name="Table1.A2" office:value-type="string">
            <text:p text:style-name="P147"><text:s text:c="2"/>5</text:p>
          </table:table-cell>
          <table:table-cell table:style-name="Table1.A2" office:value-type="string">
            <text:p text:style-name="P141"/>
          </table:table-cell>
          <table:table-cell table:style-name="Table1.F2" office:value-type="string">
            <text:p text:style-name="P141"/>
          </table:table-cell>
        </table:table-row>
        <table:table-row>
          <table:table-cell table:style-name="Table1.A2" office:value-type="string">
            <text:p text:style-name="P142">S2</text:p>
          </table:table-cell>
          <table:table-cell table:style-name="Table1.A2" office:value-type="string">
            <text:p text:style-name="P142">Symmetric Square</text:p>
          </table:table-cell>
          <table:table-cell table:style-name="Table1.A2" office:value-type="string">
            <text:p text:style-name="P142"><text:s text:c="2"/><text:span text:style-name="T10">5</text:span></text:p>
          </table:table-cell>
          <table:table-cell table:style-name="Table1.A2" office:value-type="string">
            <text:p text:style-name="P144"><text:s text:c="2"/>5</text:p>
          </table:table-cell>
          <table:table-cell table:style-name="Table1.A2" office:value-type="string">
            <text:p text:style-name="P141"/>
          </table:table-cell>
          <table:table-cell table:style-name="Table1.F2" office:value-type="string">
            <text:p text:style-name="P141"/>
          </table:table-cell>
        </table:table-row>
        <table:table-row>
          <table:table-cell table:style-name="Table1.A2" office:value-type="string">
            <text:p text:style-name="P145">TC</text:p>
          </table:table-cell>
          <table:table-cell table:style-name="Table1.A2" office:value-type="string">
            <text:p text:style-name="P145">Trace</text:p>
          </table:table-cell>
          <table:table-cell table:style-name="Table1.A2" office:value-type="string">
            <text:p text:style-name="P145"><text:s text:c="2"/>5</text:p>
          </table:table-cell>
          <table:table-cell table:style-name="Table1.A2" office:value-type="string">
            <text:p text:style-name="P145"><text:s text:c="2"/>5</text:p>
          </table:table-cell>
          <table:table-cell table:style-name="Table1.A2" office:value-type="string">
            <text:p text:style-name="P141"/>
          </table:table-cell>
          <table:table-cell table:style-name="Table1.F2" office:value-type="string">
            <text:p text:style-name="P141"/>
          </table:table-cell>
        </table:table-row>
        <table:table-row>
          <table:table-cell table:style-name="Table1.A2" office:value-type="string">
            <text:p text:style-name="P142">TE</text:p>
          </table:table-cell>
          <table:table-cell table:style-name="Table1.A2" office:value-type="string">
            <text:p text:style-name="P142">Tensor</text:p>
          </table:table-cell>
          <table:table-cell table:style-name="Table1.A2" office:value-type="string">
            <text:p text:style-name="P143"><text:s text:c="2"/>5</text:p>
          </table:table-cell>
          <table:table-cell table:style-name="Table1.A2" office:value-type="string">
            <text:p text:style-name="P144"><text:s text:c="2"/>5</text:p>
          </table:table-cell>
          <table:table-cell table:style-name="Table1.A2" office:value-type="string">
            <text:p text:style-name="P141"/>
          </table:table-cell>
          <table:table-cell table:style-name="Table1.F2" office:value-type="string">
            <text:p text:style-name="P141"/>
          </table:table-cell>
        </table:table-row>
        <table:table-row>
          <table:table-cell table:style-name="Table1.A2" office:value-type="string">
            <text:p text:style-name="P149">TR</text:p>
          </table:table-cell>
          <table:table-cell table:style-name="Table1.A2" office:value-type="string">
            <text:p text:style-name="P142">Transpose</text:p>
          </table:table-cell>
          <table:table-cell table:style-name="Table1.A2" office:value-type="string">
            <text:p text:style-name="P143"><text:s text:c="2"/>5</text:p>
          </table:table-cell>
          <table:table-cell table:style-name="Table1.A2" office:value-type="string">
            <text:p text:style-name="P144"><text:s text:c="2"/>5</text:p>
          </table:table-cell>
          <table:table-cell table:style-name="Table1.A2" office:value-type="string">
            <text:p text:style-name="P141"/>
          </table:table-cell>
          <table:table-cell table:style-name="Table1.F2" office:value-type="string">
            <text:p text:style-name="P141"/>
          </table:table-cell>
        </table:table-row>
      </table:table>
      <text:p text:style-name="P5"/>
      <text:p text:style-name="P20">Section <text:span text:style-name="T49">4</text:span> – <text:span text:style-name="T10">Program flags.</text:span></text:p>
      <text:p text:style-name="P8"/>
      <text:p text:style-name="P26">Each program run has, as its first (optional) parameter<text:span text:style-name="T79">(s)</text:span>, a set of flags specifying detailed options. <text:s/>It is hoped that the program will normally be run without needing to set any of these flags, but sometimes they are <text:span text:style-name="T79">essential</text:span>.</text:p>
      <text:p text:style-name="P26"/>
      <text:p text:style-name="P33">The first case to consider is the names of temporary files. <text:s/>By default, a program that writes, reads then deletes files gives them names beginning "tmp" in the current directory. <text:s/>This can be over-ridden using the -t flag. <text:s/>For example</text:p>
      <text:p text:style-name="P33"/>
      <text:p text:style-name="P118">znu -t/mnt/scratch/lyons/tmp af an</text:p>
      <text:p text:style-name="P33"/>
      <text:p text:style-name="P33">Nullspace typically works with several temporary files, of which the largest is the transposed matrix, which by default resides in the current directory. <text:s/>If it is required to put them elsewhere, the -t flag can be used to provide the prefix to the filename for these transient files.</text:p>
      <text:p text:style-name="P33"/>
      <text:p text:style-name="P33">Another <text:span text:style-name="T84">flag</text:span> arises in matrix multiplication, which<text:span text:style-name="T78"> has to decide how much to chop on disk. <text:s/>The more it chops the more disk I/O is needed, but the program can then run with a reduced memory footprint. <text:s/>The default behavior is to use about 20% of the available memory, and to chop on disk if necessary to meet this restriction. <text:s/>This can be over-ridden using the flags. <text:s/>For example</text:span></text:p>
      <text:p text:style-name="P26"/>
      <text:p text:style-name="P115"><text:soft-page-break/>zmu -<text:span text:style-name="T11">z</text:span>3 a1 a2 a3</text:p>
      <text:p text:style-name="P26"/>
      <text:p text:style-name="P27">will multiply a1 by a2, putting the result in a3, using only a tiny amount of memory (1%) and chopping up on disk to make this possible. <text:s/>-<text:span text:style-name="T11">z</text:span>9 is the other extreme, and will use all the available memory, reducing to a minimum the disk IO needed.</text:p>
      <text:p text:style-name="P27"/>
      <text:p text:style-name="P30">I propose that the z-flag be used for several of the programs when they have been developed to chop up on disk, and have the "coinage" semantics . . .</text:p>
      <text:p text:style-name="P30"/>
      <text:p text:style-name="P30">-z9 <text:span text:style-name="T43">u</text:span>se all available memory</text:p>
      <text:p text:style-name="P30">-z8 use 50% of the available memory</text:p>
      <text:p text:style-name="P30">-z7 use 20% of the available memory</text:p>
      <text:p text:style-name="P30">-z6 use 10%, <text:s/>-z5 use 5%, -z4 use 2%, -z3 use 1%, -z2 use 0.5%, -z1 use 0.2%, -z0 use 0.1%.</text:p>
      <text:p text:style-name="P30"/>
      <text:p text:style-name="P31">Initially (version 2.0) this is only relevant to TRanspose (default -z5) and MUltiply (default -z7) but will become relevant to other programs later.</text:p>
      <text:p text:style-name="P30"/>
      <text:p text:style-name="P31">The available memory is specified in tuning.h (in megabytes) and is compiled in. <text:s/>I worry that this will be an issue if the same binaries are used across several machines, which is currently not really supported - particularly if the "architecture" (HAS, NEH) differs between them. <text:s/>At present, therefore, each machine (or at least each type of machine) is expected to have its own directory for the binaries, and the shell scripts require that an environment variable $BIN be set to point to this directory.</text:p>
      <text:p text:style-name="P27"/>
      <text:p text:style-name="P28"><text:span text:style-name="T77">Another case for the use of flags arises again with nullspace, which by default</text:span> reports the result with a line that is intended to be read by a human . . .</text:p>
      <text:p text:style-name="P27"/>
      <text:p text:style-name="P116">z<text:span text:style-name="T11">n</text:span>u a<text:span text:style-name="T11">f</text:span> a<text:span text:style-name="T11">n</text:span></text:p>
      <text:p text:style-name="P117">Nullity of af is 3</text:p>
      <text:p text:style-name="P27"/>
      <text:p text:style-name="P28">If the program is run in a shell-script, it is simpler if the nullity is given as a simple number, so that the result can be used in the shell-script without the need to edit out the "Nullity of af is " string. <text:s/>This uses the -j flag (do what Jon Thackray wants!)</text:p>
      <text:p text:style-name="P28"/>
      <text:p text:style-name="P116">z<text:span text:style-name="T11">n</text:span>u <text:span text:style-name="T11">-j </text:span>a<text:span text:style-name="T11">f</text:span> a<text:span text:style-name="T11">n</text:span></text:p>
      <text:p text:style-name="P117">3</text:p>
      <text:p text:style-name="P28"/>
      <text:p text:style-name="P28">Yet another use of the flags occurs in the zsn (Spin) program, where it is often useful to set a limit on the size of the invariant subspace, at which point the program should terminate and give up (see later section for the meanings of the remaining parameters).</text:p>
      <text:p text:style-name="P28"/>
      <text:p text:style-name="P116">z<text:span text:style-name="T11">sn</text:span> <text:span text:style-name="T11">-x20000 an </text:span>a<text:span text:style-name="T11"> 2</text:span> a<text:span text:style-name="T11">b ar</text:span></text:p>
      <text:p text:style-name="P117">Maximum size of 20000 reached</text:p>
      <text:p text:style-name="P117"><text:soft-page-break/></text:p>
      <text:p text:style-name="P21">Section <text:span text:style-name="T11">4</text:span> – <text:span text:style-name="T10">Program specifications.</text:span></text:p>
      <text:p text:style-name="P9"/>
      <text:p text:style-name="P28">This section is intended to serve three purposes. <text:s/>Firstly it describes what the programs do, secondly gives some detail as to the current state of development and the intended direction for the future, and thirdly (and more tentatively) gives a specification of the parameters and the possible flags. <text:s/>It is hoped that this latter will provoke comments from anyone interested, so that changes can be made easily at this early stage before development (or - even worse - usage) reaches an advanced stage, making it harder to change things.</text:p>
      <text:p text:style-name="P28"/>
      <text:p text:style-name="P35">zad<text:span text:style-name="T12"> - add two matrices. <text:s/>Example</text:span></text:p>
      <text:p text:style-name="P137">zad a1 a2 a3</text:p>
      <text:p text:style-name="P52"><text:span text:style-name="T12">This program uses ancient technology, and works by reading one row at a time from each matrix, adding them (in Dfmt using DAdd in the field.c module) and writing a row of the answer. <text:s/>Other <text:s/>versions have been tried, but without any noticeable improvement. <text:s/>zad1.c is therefore the master version</text:span><text:span text:style-name="T14">, and no future development is currently expected</text:span><text:span text:style-name="T12">. <text:s/>As far as I know, there is no need for any option flags.</text:span></text:p>
      <text:p text:style-name="P69"/>
      <text:p text:style-name="P40">z<text:span text:style-name="T48">de</text:span><text:span text:style-name="T12"> - </text:span><text:span text:style-name="T18">compute the determinant of a matrix</text:span><text:span text:style-name="T12">. <text:s/>Example</text:span></text:p>
      <text:p text:style-name="P123"><text:span text:style-name="T12">z</text:span><text:span text:style-name="T18">de</text:span><text:span text:style-name="T12"> a1</text:span></text:p>
      <text:p text:style-name="P139">Determinant of a1 is 5</text:p>
      <text:p text:style-name="P53"><text:span text:style-name="T12">This program uses ancient technology</text:span><text:span text:style-name="T19">, and at some point will need to be improved, though this is not part of the version 2.0 road-map. <text:s/>Indeed it has not even been properly tested. <text:s/>Its main use is probably to compute the orthogonal sign (i.e. the Witt Index) though probably other uses will arise also. <text:s/>Ultimately it will probably need the -z flag to control memory footprint</text:span><text:span text:style-name="T27"> and also the -t flag to place the temporary files</text:span><text:span text:style-name="T19">, but this lies some way into the future.</text:span></text:p>
      <text:p text:style-name="P76"/>
      <text:p text:style-name="P46">z<text:span text:style-name="T57">e2</text:span><text:span text:style-name="T12"> - </text:span><text:span text:style-name="T23">Exterior </text:span><text:span text:style-name="T26">square</text:span><text:span text:style-name="T13">. <text:s/></text:span><text:span text:style-name="T12">Example</text:span></text:p>
      <text:p text:style-name="P129"><text:span text:style-name="T12">z</text:span><text:span text:style-name="T23">e</text:span><text:span text:style-name="T26">2</text:span><text:span text:style-name="T12"> a1 </text:span><text:span text:style-name="T13">b1</text:span></text:p>
      <text:p text:style-name="P58"><text:span text:style-name="T19">This program works single core, and </text:span><text:span text:style-name="T23">is </text:span><text:span text:style-name="T19">disk IO bound</text:span><text:span text:style-name="T23">. <text:s/></text:span><text:span text:style-name="T19">It works</text:span><text:span text:style-name="T15"> by reading the input matrix into memory. <text:s/>The program uses DCut and DPaste </text:span><text:span text:style-name="T23">for all parts of the process. <text:s/></text:span><text:span text:style-name="T14">z</text:span><text:span text:style-name="T23">e</text:span><text:span text:style-name="T26">2</text:span><text:span text:style-name="T14">2.c is the master version, but there is z</text:span><text:span text:style-name="T23">e</text:span><text:span text:style-name="T26">2</text:span><text:span text:style-name="T14">1.c (in xsrc) that does things simplistically (DUnpak, </text:span><text:span text:style-name="T15">arithmetic, </text:span><text:span text:style-name="T14"><text:s/>DPak) that can be used for testing.</text:span><text:span text:style-name="T23"> <text:s/></text:span><text:span text:style-name="T15">No further development of </text:span><text:span text:style-name="T24">ze</text:span><text:span text:style-name="T26">2</text:span><text:span text:style-name="T24">2.c</text:span><text:span text:style-name="T15"> program is expected. <text:s/></text:span><text:span text:style-name="T19">As far as I know, there is no need for any option flags.</text:span></text:p>
      <text:p text:style-name="P73"/>
      <text:p text:style-name="P44">z<text:span text:style-name="T57">e3</text:span><text:span text:style-name="T12"> - </text:span><text:span text:style-name="T23">Exterior cube</text:span><text:span text:style-name="T13">. <text:s/></text:span><text:span text:style-name="T12">Example</text:span></text:p>
      <text:p text:style-name="P127"><text:span text:style-name="T12">z</text:span><text:span text:style-name="T23">e3</text:span><text:span text:style-name="T12"> a1 </text:span><text:span text:style-name="T13">b1</text:span></text:p>
      <text:p text:style-name="P57"><text:span text:style-name="T19">This program works single core, and </text:span><text:span text:style-name="T23">is </text:span><text:span text:style-name="T19">disk IO bound</text:span><text:span text:style-name="T23">. <text:s/></text:span><text:span text:style-name="T19">It works</text:span><text:span text:style-name="T15"> by reading the input matrix into memory. <text:s/>The program uses DCut and DPaste </text:span><text:span text:style-name="T23">for all parts of the process. <text:s/></text:span><text:span text:style-name="T14">z</text:span><text:span text:style-name="T23">e3</text:span><text:span text:style-name="T14">2.c is the master version, but there is z</text:span><text:span text:style-name="T23">e3</text:span><text:span text:style-name="T14">1.c (in xsrc) that does things simplistically (DUnpak, </text:span><text:span text:style-name="T15">arithmetic, </text:span><text:span text:style-name="T14"><text:s/>DPak) that can be used for testing.</text:span><text:span text:style-name="T23"> <text:s/></text:span><text:span text:style-name="T15">No further development of </text:span><text:span text:style-name="T24">ze32.c</text:span><text:span text:style-name="T15"> program is expected. <text:s/></text:span><text:span text:style-name="T19">As far as I know, there is no need for any option flags.</text:span></text:p>
      <text:p text:style-name="P79"/>
      <text:p text:style-name="P36"><text:soft-page-break/>z<text:span text:style-name="T40">fr</text:span><text:span text:style-name="T12"> - </text:span><text:span text:style-name="T13">Frobenius Automorphism. <text:s/></text:span><text:span text:style-name="T12">Example</text:span></text:p>
      <text:p text:style-name="P119"><text:span text:style-name="T12">z</text:span><text:span text:style-name="T13">fr</text:span><text:span text:style-name="T12"> a1 </text:span><text:span text:style-name="T13">b1</text:span></text:p>
      <text:p text:style-name="P52"><text:span text:style-name="T12">This program works single core, and I believe it is disk IO bound in all cases. <text:s/>It works one row at a time in all cases</text:span><text:span text:style-name="T15">, doing the Frobenius field automorphism to the vector and writing the row out</text:span><text:span text:style-name="T12">. <text:s/>There has been considerable optimization of this program, whereby simple copy (for prime fields), table lookup (for extension fields up to 256), logarithms (extension fields </text:span><text:span text:style-name="T16">289 </text:span><text:span text:style-name="T12">up to 65536) and extraction </text:span><text:span text:style-name="T14">- </text:span><text:span text:style-name="T12">one row at a time</text:span><text:span text:style-name="T14"> -</text:span><text:span text:style-name="T12"> into the prime field, linear forms on this, followed by re-assembly into the extension field being used for extension fields </text:span><text:span text:style-name="T14">over 2</text:span><text:span text:style-name="T4">16</text:span><text:span text:style-name="T12"> up to 2</text:span><text:span text:style-name="T3">64</text:span><text:span text:style-name="T12">. </text:span><text:span text:style-name="T14"><text:s/>zfr2.c is the master version, but there is zfr1.c (in xsrc) that does things simplistically (DUnpak, raise to the p'th power, DPak) that can be used for testing. Further optimization of PExtract and PAssemble (in field.c) may speed </text:span><text:span text:style-name="T16">zfr2.c </text:span><text:span text:style-name="T14">up </text:span><text:span text:style-name="T15">further</text:span><text:span text:style-name="T14"> for large fields, though </text:span><text:span text:style-name="T15">this would probably not be driven by this program. <text:s/></text:span><text:span text:style-name="T12">As far as I know, there is no need for any option flags.</text:span></text:p>
      <text:p text:style-name="P69"/>
      <text:p text:style-name="P38">z<text:span text:style-name="T42">iv</text:span><text:span text:style-name="T12"> - </text:span><text:span text:style-name="T16">Invert matrix</text:span><text:span text:style-name="T13">. <text:s/></text:span><text:span text:style-name="T12">Example</text:span></text:p>
      <text:p text:style-name="P121"><text:span text:style-name="T12">z</text:span><text:span text:style-name="T16">iv</text:span><text:span text:style-name="T12"> a1 </text:span><text:span text:style-name="T13">b1</text:span></text:p>
      <text:p text:style-name="P63"><text:span text:style-name="T12">Currently only the "ancient" version of this program ziv1.c exists, and this is a major weakness</text:span><text:span text:style-name="T17"> - perhaps </text:span><text:span text:style-name="T44">the</text:span><text:span text:style-name="T46"> major weakness -</text:span><text:span text:style-name="T12"> of version 2.0. <text:s/>The difficulty is to add the "keeptrack" functionality to the Gaussian elimination functions when the matrix is chopped up in both directions. <text:s/>Ideally, invert should use the HPMI multiplication to do most of the work, to split the matrix up to utilize multiple cores, and possibly even to chop up on disk if the matrix is too large to fit in memory. <text:s/>All of this lies in the future. <text:s/>At present ziv1.c accepts no flags. <text:s/>I believe it will eventually need the -z flag (to control memory footprint)</text:span><text:span text:style-name="T27"> and -t to place the temporaries</text:span><text:span text:style-name="T12">.</text:span></text:p>
      <text:p text:style-name="P70"/>
      <text:p text:style-name="P39">z<text:span text:style-name="T43">kb</text:span><text:span text:style-name="T12"> - </text:span><text:span text:style-name="T17">Field Bloat</text:span><text:span text:style-name="T13">. <text:s/></text:span><text:span text:style-name="T12">Example</text:span></text:p>
      <text:p text:style-name="P122"><text:span text:style-name="T12">z</text:span><text:span text:style-name="T18">kb</text:span><text:span text:style-name="T12"> a1 </text:span><text:span text:style-name="T18">27 </text:span><text:span text:style-name="T13">b1</text:span></text:p>
      <text:p text:style-name="P53"><text:span text:style-name="T12">Thi</text:span><text:span text:style-name="T18">s program does not exist at all at the moment. <text:s/>It is projected to take a matrix over an extension field, and write each element as a bxb matrix over the smaller field whose order is given in the second parameter. <text:s/>In the example, if a1 were written over the field of order 3</text:span><text:span text:style-name="T5">6</text:span><text:span text:style-name="T18"> = 729, the resulting matrix would have twice as many rows and columns, and be written over the field of order 3</text:span><text:span text:style-name="T5">3</text:span><text:span text:style-name="T18"> = 27. <text:s/>The stated field must be a subfield of the field for the input matrix - zkx must be used afterwards if the field must also be extended. <text:s/>The fact that the Conway polynomial is used throughout gives a well-defined operation for this program without having to solve any tricky isomorphism problems.</text:span><text:span text:style-name="T15"> <text:s/></text:span><text:span text:style-name="T18">The program can operate one (input) row at a time, and a</text:span><text:span text:style-name="T12">s far as I know, there is no need for any option flags.</text:span></text:p>
      <text:p text:style-name="P76"/>
      <text:p text:style-name="P41">z<text:span text:style-name="T43">kc</text:span><text:span text:style-name="T12"> - </text:span><text:span text:style-name="T17">Field </text:span><text:span text:style-name="T20">Contract</text:span><text:span text:style-name="T13">. <text:s/></text:span><text:span text:style-name="T12">Example</text:span></text:p>
      <text:p text:style-name="P124"><text:span text:style-name="T12">z</text:span><text:span text:style-name="T18">k</text:span><text:span text:style-name="T20">c</text:span><text:span text:style-name="T12"> a1 </text:span><text:span text:style-name="T18">27 </text:span><text:span text:style-name="T13">b1</text:span></text:p>
      <text:p text:style-name="P54"><text:span text:style-name="T20">The matrix a1 must be written over an extension field of the one specified in the second parameter, but all the entries must actually be in this specified field. <text:s/>This is normally achieved using the "Standard Base" procedure using any vector as the starting point. <text:s/>This program has not yet been completed, in that no algorithm has yet been written for the general case. <text:s/>It </text:span><text:soft-page-break/><text:span text:style-name="T20">currently works by copying if the fields are identical, by using the natural embedding if the target field is the ground field (so that all the entries are already simply numbers mod p) or </text:span><text:span text:style-name="T21">using logarithms </text:span><text:span text:style-name="T20">if the starting field is at most 65536</text:span><text:span text:style-name="T21"> - otherwise the program simply exits with an error message</text:span><text:span text:style-name="T20">. <text:s/></text:span><text:span text:style-name="T21">F</text:span><text:span text:style-name="T20">or most practical purposes</text:span><text:span text:style-name="T21">, however,</text:span><text:span text:style-name="T20"> it works just fine.</text:span><text:span text:style-name="T21"> <text:s/>If the process is not possible, an error message results. <text:s/>A projected improvement (which may be done for 2.0 if I get time) is to use the extraction to the ground field to implement the general case, and also to speed up some of the other cases. </text:span><text:span text:style-name="T18"><text:s text:c="2"/>The fact that the Conway polynomial is used throughout gives a well-defined operation for this program without having to solve any tricky isomorphism problems.</text:span><text:span text:style-name="T15"> <text:s/></text:span><text:span text:style-name="T18">The program can operate one (input) row at a time, and a</text:span><text:span text:style-name="T12">s far as I know, there is no need for any option flags.</text:span></text:p>
      <text:p text:style-name="P77"/>
      <text:p text:style-name="P47">z<text:span text:style-name="T43">kx</text:span><text:span text:style-name="T12"> - </text:span><text:span text:style-name="T17">Field </text:span><text:span text:style-name="T28">Extend</text:span><text:span text:style-name="T13">. <text:s/></text:span><text:span text:style-name="T12">Example</text:span></text:p>
      <text:p text:style-name="P130"><text:span text:style-name="T12">z</text:span><text:span text:style-name="T18">k</text:span><text:span text:style-name="T28">x</text:span><text:span text:style-name="T12"> a1 </text:span><text:span text:style-name="T28">729</text:span><text:span text:style-name="T18"> </text:span><text:span text:style-name="T13">b1</text:span></text:p>
      <text:p text:style-name="P59"><text:span text:style-name="T20">The matrix a1 </text:span><text:span text:style-name="T28">is rewritten to be in the field whose order is specified in the second parameter. <text:s/>The program is currently implemented by simply copying if the matrix a1 is already in the field specified, and by using the natural embedding if a1 is over the ground field. <text:s/>Otherwise a look-up table is built, making the program unsuitable if a1 is over a very large field that is already an extension field. <text:s/>It would be better to us</text:span><text:span text:style-name="T29">e</text:span><text:span text:style-name="T28"> PExtract and PAssemble to go via the ground field at vector length, improving the performance and eliminating the look-up table, and this will be done at some point. <text:s/>In any case, the program will proceed one row at a time, and is expected to remain a single-core process.</text:span><text:span text:style-name="T29"> <text:s/>Also it would be possible to use other look-up tables specially constructed for small cases (e.g. 2-&gt;4) to improve performance. <text:s/>A</text:span><text:span text:style-name="T12">s far as I know, there is no need for any option flags.</text:span></text:p>
      <text:p text:style-name="P74"/>
      <text:p text:style-name="P45">z<text:span text:style-name="T58">mu</text:span><text:span text:style-name="T12"> - </text:span><text:span text:style-name="T24">Matrix Multiply</text:span><text:span text:style-name="T13">. <text:s/></text:span><text:span text:style-name="T12">Example</text:span></text:p>
      <text:p text:style-name="P128"><text:span text:style-name="T12">z</text:span><text:span text:style-name="T24">mu</text:span><text:span text:style-name="T12"> a1 </text:span><text:span text:style-name="T24">a2 a3</text:span></text:p>
      <text:p text:style-name="P64"><text:span text:style-name="T24">The current best version of this is zmu3.c, which works in memory. <text:s/>Either a2, or both of a1 and a3 must fit into memory. <text:s/>There are also version zmu1.c which works the ancient way, and zmu2.c which is single core but uses the HPMI (useful when implementing new fields). <text:s/>The development of zmu4.c (which chops on disk if the matrices are too large for memory) is work-in-progress, with the need for a multiply-and-add subroutine and the strategies for chopping still outstanding. <text:s/>It is planned that zmu4.c will be the production version in 2.0, </text:span><text:span text:style-name="T25">usi</text:span><text:span text:style-name="T24">ng the -z flag to decide whether to chop, and if so how much.</text:span><text:span text:style-name="T27"> <text:s/>The -t flag will also be needed here very soon.</text:span><text:span text:style-name="T24"> <text:s/>As there are three independent dimensions (the matrices may well not be square) there is considerable experimentation needed before the strategies for chopping on disk can settle down.</text:span><text:span text:style-name="T25"> <text:s/>It may well be that the inital version in 2.0 is not fully tuned in this area.</text:span></text:p>
      <text:p text:style-name="P75"/>
      <text:p text:style-name="P46">z<text:span text:style-name="T76">nu</text:span><text:span text:style-name="T12"> - </text:span><text:span text:style-name="T26">Null-Space</text:span><text:span text:style-name="T13">. <text:s/></text:span><text:span text:style-name="T12">Example</text:span></text:p>
      <text:p text:style-name="P129"><text:span text:style-name="T12">z</text:span><text:span text:style-name="T26">nu</text:span><text:span text:style-name="T12"> a</text:span><text:span text:style-name="T26">f</text:span><text:span text:style-name="T12"> </text:span><text:span text:style-name="T26">an</text:span></text:p>
      <text:p text:style-name="P135"><text:span text:style-name="T26">N</text:span><text:span text:style-name="T12">ullity of af is 2</text:span></text:p>
      <text:p text:style-name="P84">At present, only the "ancient technology" version of this program - znu1.c - exists as a program, although v1e has a shell-script to perform the function. <text:s/>It is now high time to produce a better version, and it is intended that, for version 2.0, a version using HPMI and multiple-cores be <text:soft-page-break/>written. <text:s/>The production of this program is relatively straightfoward now - simply a matter of converting the zpe program into a subroutine, and the writing of the subroutine to combine the transposed remnant and the bitstring to produce the null-vectors. <text:s/>For version 2.0 this will be a memory-only program, and the -z flag will not be used, though later it will be needed for a program that can chop on disk. <text:s/>The normal output can be replaced by the single number using the -j flag, as described in the "Program Flags" section.<text:span text:style-name="T79"> <text:s/>The -t flag will be needed, and hopefully also the -z flag when the program advances to the stage of chopping up on disk.</text:span></text:p>
      <text:p text:style-name="P29"/>
      <text:p text:style-name="P48">z<text:span text:style-name="T81">qa</text:span><text:span text:style-name="T12"> - a</text:span><text:span text:style-name="T30">ction on quotient space</text:span><text:span text:style-name="T12">. <text:s/>Example</text:span></text:p>
      <text:p text:style-name="P138">z<text:span text:style-name="T81">qa</text:span> a1 <text:span text:style-name="T80">bs rm b1</text:span></text:p>
      <text:p text:style-name="P61"><text:span text:style-name="T12">This program </text:span><text:span text:style-name="T30">has not yet been written, but is intended to be a full part of version 2.0. <text:s/>It </text:span><text:span text:style-name="T31">computes the action of the matrix a1 on the quotient by the invariant subspace (bs,rm) by performing a row-select to select the non-pivotal rows, then a column select to separate the pivotal and non-pivotal columns. <text:s/>The pivotal columns are then multiplied by the remnant and added to the non-pivotal columns to produce the answer. <text:s/>The -t flag is needed to place the various transient files. <text:s/>Eventually the -z flag will also be needed for the matrix multiplication, but initially this will work only in memory. <text:s/>The row and column extraction can be combined to avoid disk I/O, but this may not </text:span><text:span text:style-name="T33">initially be implemented.</text:span></text:p>
      <text:p text:style-name="P85">As currently designed, this program must be run separately on each generator. <text:s/>There is perhaps an argument for having a program, with similar parameters to zsn, to do all the generators. <text:s/>This would not remove the need for the current version, as the generators used to spin may well be different (typically less numerous) from the generators whose action is required.</text:p>
      <text:p text:style-name="P78"/>
      <text:p text:style-name="P49">z<text:span text:style-name="T83">rn</text:span><text:span text:style-name="T12"> - </text:span><text:span text:style-name="T34">Rank</text:span><text:span text:style-name="T13">. <text:s/></text:span><text:span text:style-name="T12">Example</text:span></text:p>
      <text:p text:style-name="P132"><text:span text:style-name="T12">z</text:span><text:span text:style-name="T34">rn</text:span><text:span text:style-name="T12"> a</text:span><text:span text:style-name="T26">f</text:span></text:p>
      <text:p text:style-name="P136"><text:span text:style-name="T34">Rank</text:span><text:span text:style-name="T12"> </text:span><text:span text:style-name="T34">of </text:span><text:span text:style-name="T12">af is 2</text:span><text:span text:style-name="T34">713</text:span></text:p>
      <text:p text:style-name="P34"><text:span text:style-name="T12">At present, only the "ancient technology" version of this program - z</text:span><text:span text:style-name="T34">rn</text:span><text:span text:style-name="T12">1.c - exists as a program, although v1e has a shell-script to perform the function. <text:s/>It is now high time to produce a better version</text:span><text:span text:style-name="T34">, and the comments in the null-space section are appropriate here as well. <text:s/>Initially it will utililise the "produce echelon form" subroutine as used in null-space, but the back-cleaning is not needed and eventually a </text:span><text:span text:style-name="T35">slightly faster </text:span><text:span text:style-name="T34">version tuned specifically to "rank" should be produced.</text:span></text:p>
      <text:p text:style-name="P86"/>
      <text:p text:style-name="P48">z<text:span text:style-name="T81">sa</text:span><text:span text:style-name="T12"> - a</text:span><text:span text:style-name="T30">ction on </text:span><text:span text:style-name="T31">invariant subspace</text:span><text:span text:style-name="T12">. <text:s/>Example</text:span></text:p>
      <text:p text:style-name="P138">z<text:span text:style-name="T81">sa</text:span> a1 <text:span text:style-name="T80">bs rm b1</text:span></text:p>
      <text:p text:style-name="P62"><text:span text:style-name="T12">This program </text:span><text:span text:style-name="T30">has not yet been written, but is intended to be a full part of version 2.0. <text:s/>It </text:span><text:span text:style-name="T31">computes the action of the matrix a1 on the invariant subspace (bs,rm) by performing a column-select to select the pivotal columns, then a row select to separate the pivotal and non-pivotal rows. <text:s/>The remnant is then mutiplied by the non-pivotal rows, and the result subtracted from the pivotal rows to produce the answer. <text:s/>The -t flag is needed to place the various transient files. <text:s/>Eventually the -z flag will also be needed for the matrix multiplication, but initially this will work only in memory. <text:s/>The row and column extraction can be combined to avoid disk I/O, but this may not be used in version 2.0.</text:span><text:span text:style-name="T33"> <text:s/>A possible future program does the whole list of </text:span><text:soft-page-break/><text:span text:style-name="T33">generators, as mentioned in zqa.</text:span></text:p>
      <text:p text:style-name="P81"/>
      <text:p text:style-name="P50">z<text:span text:style-name="T41">sb</text:span><text:span text:style-name="T12"> - </text:span><text:span text:style-name="T15">S</text:span><text:span text:style-name="T36">pin up a standard basis.</text:span><text:span text:style-name="T13"> <text:s/></text:span><text:span text:style-name="T12">Example</text:span></text:p>
      <text:p text:style-name="P133"><text:span text:style-name="T12">z</text:span><text:span text:style-name="T15">s</text:span><text:span text:style-name="T37">b</text:span><text:span text:style-name="T12"> </text:span><text:span text:style-name="T36">v1</text:span><text:span text:style-name="T12"> </text:span><text:span text:style-name="T36">a 5 </text:span><text:span text:style-name="T37">ot</text:span></text:p>
      <text:p text:style-name="P68"><text:span text:style-name="T12">Currently this program exists only in ancient form. <text:s/>A new version is needed that operates much like spin (see below) but retains the orbit of vectors as the basis. <text:s/></text:span><text:span text:style-name="T36"><text:s/>In the example, the vector space spanned by </text:span><text:span text:style-name="T12">the (necessarily single) vector</text:span><text:span text:style-name="T36"> in v1 </text:span><text:span text:style-name="T12">is</text:span><text:span text:style-name="T36"> spun up under the generators a1, a2, a3, a4 and a5 to produce the </text:span><text:span text:style-name="T12">standard basis matrix ot. <text:s/></text:span><text:span text:style-name="T36">The main version, however, will use multiple-cores and HPMI. <text:s/>The -z and -t flags need to be implemented</text:span><text:span text:style-name="T12">. <text:s/>Without an effective "invert" program (only the ancient technology version currently exists) the utility of writing <text:s/>good zsb is not that great.</text:span></text:p>
      <text:p text:style-name="P81"/>
      <text:p text:style-name="P50">z<text:span text:style-name="T41">sn</text:span><text:span text:style-name="T12"> - </text:span><text:span text:style-name="T15">S</text:span><text:span text:style-name="T36">pin up invariant subspace.</text:span><text:span text:style-name="T13"> <text:s/></text:span><text:span text:style-name="T12">Example</text:span></text:p>
      <text:p text:style-name="P133"><text:span text:style-name="T12">z</text:span><text:span text:style-name="T15">s</text:span><text:span text:style-name="T36">n</text:span><text:span text:style-name="T12"> </text:span><text:span text:style-name="T36">v1</text:span><text:span text:style-name="T12"> </text:span><text:span text:style-name="T36">a 5 bs rm</text:span></text:p>
      <text:p text:style-name="P66"><text:span text:style-name="T12">This program </text:span><text:span text:style-name="T37">as stated above </text:span><text:span text:style-name="T12">has not yet been written, though various programs and shell-scripts have done related things. <text:s/>In the example, the vector space spanned by all the vectors in v1 are spun up under the generators a1, a2, a3, a4 and a5 to produce the invariant subspace in NREF form specified by the bit-string bs (specifying the pivotal columns) and the remnant rm (specifying the rows on the non-pivotal columns. <text:s/>Initially I need to write zsn1.c to do the job the ancient way. <text:s/>The main version, however, will use multiple-cores and HPMI. <text:s/>The -z and -t flags need to be implemented, and also the -x flag to specify a maximum dimension at which point the spinning should be aborted.</text:span></text:p>
      <text:p text:style-name="P151"/>
      <text:p text:style-name="P51">z<text:span text:style-name="T41">sv</text:span><text:span text:style-name="T12"> - </text:span><text:span text:style-name="T15">S</text:span><text:span text:style-name="T37">elect vector from space</text:span><text:span text:style-name="T36">.</text:span><text:span text:style-name="T13"> <text:s/></text:span><text:span text:style-name="T12">Example</text:span></text:p>
      <text:p text:style-name="P134"><text:span text:style-name="T12">z</text:span><text:span text:style-name="T15">s</text:span><text:span text:style-name="T37">v</text:span><text:span text:style-name="T12"> </text:span><text:span text:style-name="T37">an</text:span><text:span text:style-name="T36"> 5 </text:span><text:span text:style-name="T37">vec</text:span></text:p>
      <text:p text:style-name="P67"><text:span text:style-name="T31">This</text:span><text:span text:style-name="T37"> relatively trivial program selects a (projective) vector from the space spanned by an. <text:s/>The numbering is from 0 up to [but not including] (q</text:span><text:span text:style-name="T6">s</text:span><text:span text:style-name="T37">-1)/(q-1)</text:span><text:span text:style-name="T38"> where q is the order of the field. <text:s/>The exact numbering algorithm is specified (but not here). <text:s/>This program is needed to extract a single vector from a null-space of dimension greater than 1. <text:s/>Although the program is written in ancient technology, the performance is surely adequate for all purposes.</text:span></text:p>
      <text:p text:style-name="P80"/>
      <text:p text:style-name="P37">z<text:span text:style-name="T41">s2</text:span><text:span text:style-name="T12"> - </text:span><text:span text:style-name="T15">Symmetric Square</text:span><text:span text:style-name="T13">. <text:s/></text:span><text:span text:style-name="T12">Example</text:span></text:p>
      <text:p text:style-name="P120"><text:span text:style-name="T12">z</text:span><text:span text:style-name="T15">s2</text:span><text:span text:style-name="T12"> a1 </text:span><text:span text:style-name="T13">b1</text:span></text:p>
      <text:p text:style-name="P55"><text:span text:style-name="T12">This program works single core, and I believe it is disk IO bound in all cases</text:span><text:span text:style-name="T16">, though I have not tested this</text:span><text:span text:style-name="T12">. <text:s/>It works</text:span><text:span text:style-name="T15"> by reading the input matrix into memory. <text:s/>The program uses DCut and DPaste only for the "quadratic" part of the work - the rest being done by simple DUnpak and DPak.</text:span><text:span text:style-name="T12"> </text:span><text:span text:style-name="T14"><text:s/>z</text:span><text:span text:style-name="T15">s2</text:span><text:span text:style-name="T14">2.c is the master version, but there is z</text:span><text:span text:style-name="T15">s2</text:span><text:span text:style-name="T14">1.c (in xsrc) that does things simplistically (DUnpak, </text:span><text:span text:style-name="T15">arithmetic, </text:span><text:span text:style-name="T14"><text:s/>DPak) that can be used for testing.</text:span><text:span text:style-name="T15"> <text:s/>It does the action on quadratic polynomials (which is one of the two things it could do in characteristic 2) so that the Frobenius Square is a submodule. <text:s/>In other words it gives the tensor square modulo the exterior square. <text:s/>No further development of ths program is expected. <text:s/></text:span><text:span text:style-name="T12">As far as I know, there is no need for any option flags.</text:span></text:p>
      <text:p text:style-name="P72"/>
      <text:p text:style-name="P43"><text:soft-page-break/>z<text:span text:style-name="T56">tc</text:span><text:span text:style-name="T12"> - </text:span><text:span text:style-name="T22">Trace</text:span><text:span text:style-name="T13">. <text:s/></text:span><text:span text:style-name="T12">Example</text:span></text:p>
      <text:p text:style-name="P126"><text:span text:style-name="T12">z</text:span><text:span text:style-name="T22">tc</text:span><text:span text:style-name="T12"> a1</text:span></text:p>
      <text:p text:style-name="P140">Trace of a1 is 6</text:p>
      <text:p text:style-name="P56"><text:span text:style-name="T12">This </text:span><text:span text:style-name="T22">simple program takes a square matrix and adds up (in the field) the diagonal entries. <text:s/>It works </text:span><text:span text:style-name="T12">single core, and is disk IO bound</text:span><text:span text:style-name="T15">. <text:s/>No further development of ths program is expected. <text:s/></text:span><text:span text:style-name="T12">As far as I know, there is no need for any option flags.</text:span></text:p>
      <text:p text:style-name="P71"/>
      <text:p text:style-name="P42">z<text:span text:style-name="T55">te</text:span><text:span text:style-name="T12"> - </text:span><text:span text:style-name="T21">Tensor Product</text:span><text:span text:style-name="T13">. <text:s/></text:span><text:span text:style-name="T12">Example</text:span></text:p>
      <text:p text:style-name="P125"><text:span text:style-name="T12">z</text:span><text:span text:style-name="T21">te</text:span><text:span text:style-name="T12"> a1 </text:span><text:span text:style-name="T13">b1</text:span><text:span text:style-name="T21"> c1</text:span></text:p>
      <text:p text:style-name="P54"><text:span text:style-name="T12">This program works single core, and I believe it is disk IO bound in all cases</text:span><text:span text:style-name="T21">. <text:s/>It has three strategies. <text:s/>The first occurs if the answer has zero rows or zero columns, in which case the inputs are not read at all (except to determine their dimensions). <text:s/>The main strategy </text:span><text:span text:style-name="T22">(strategy 2) </text:span><text:span text:style-name="T21">reads in matrix b1, and then reads row-by-row through matrix a1 computing the result. <text:s/>DPaste and DSMul are heavily used in this process, and it is disk IO bound. <text:s/>If matrix b1 does not fit in memory, the program</text:span><text:span text:style-name="T22"> uses strategy 3, and</text:span><text:span text:style-name="T21"> reads through matrix b1 repeatedly for every row of a1, a strategy which is suitable if matrix a1 has a tiny number of rows and matrix b1 is huge. <text:s/></text:span><text:span text:style-name="T22">I need to put in the use of the -z flags, so that strategy 3 is used to avoid the huge memory footprint when matrix a1 is small and b1 large, but fits (undesirably) into memory.</text:span></text:p>
      <text:p text:style-name="P77"/>
      <text:p text:style-name="P48">z<text:span text:style-name="T55">tr</text:span><text:span text:style-name="T12"> - </text:span><text:span text:style-name="T21">T</text:span><text:span text:style-name="T32">ranspose</text:span><text:span text:style-name="T13">. <text:s/></text:span><text:span text:style-name="T12">Example</text:span></text:p>
      <text:p text:style-name="P131"><text:span text:style-name="T12">z</text:span><text:span text:style-name="T21">t</text:span><text:span text:style-name="T32">r</text:span><text:span text:style-name="T12"> a1 </text:span><text:span text:style-name="T13">b1</text:span></text:p>
      <text:p text:style-name="P60"><text:span text:style-name="T22">This</text:span><text:span text:style-name="T32"> program </text:span><text:span text:style-name="T22">works single core</text:span><text:span text:style-name="T39">, but has been the subject of considerable optimization</text:span><text:span text:style-name="T32">.</text:span><text:span text:style-name="T39"> <text:s/>The</text:span><text:span text:style-name="T32"> transposing of very large matrices requires chopping up on disk, and this program is the prototype of this class. <text:s/></text:span><text:span text:style-name="T22">I </text:span><text:span text:style-name="T32">still </text:span><text:span text:style-name="T22">need to put in the use of the -z flags</text:span><text:span text:style-name="T32"> and -t flags</text:span><text:span text:style-name="T22">, so that </text:span><text:span text:style-name="T32">the (relatively fast) transpose can be run with minimal memory footprint if required. <text:s/>Special look-up tables are implemented in field.c for small fields, and the algorithm used is cache-friendly, so that the program is disk IO bound in all cases and only a single-core implementation is needed. </text:span></text:p>
      <text:p text:style-name="P82"/>
      <text:p text:style-name="P23">Section <text:span text:style-name="T59">5</text:span> – <text:span text:style-name="T59">Version 2.1 and onwards.</text:span></text:p>
      <text:p text:style-name="P11"/>
      <text:p text:style-name="P65"><text:span text:style-name="T22">T</text:span><text:span text:style-name="T12">here is still a huge amount to do before meataxe64 is a fully-functional system. <text:s/>This section is intended to give some idea of the possible scope. <text:s/>Depending on how long it is between my retirement and losing my marbles, </text:span><text:span text:style-name="T32">and </text:span><text:span text:style-name="T12">even if I get no help, I hope to get a considerable way into this list.</text:span></text:p>
      <text:p text:style-name="P83"/>
      <text:p text:style-name="P87">HPMI<text:span text:style-name="T60">. <text:s/>I know a 13-step logical process suitable for adding mod 5, and a 15-step one form mod 7. <text:s/>For primes 11-5000(ish) the Add/Subtract codes should enable performance matrix multiplication using only add and subtract at vector length. <text:s/>For larger primes, the vectorized multiplication seems to be the fastest, up to about 2</text:span><text:span text:style-name="T7">28</text:span><text:span text:style-name="T60">, above which the simple, scalar multipy (64 x 64 -&gt; 128) can do the rest, needing a 3-word accumulator as the prime nears 64 bits.</text:span><text:span text:style-name="T63"> <text:s/>I see no real obstacle to the implementation of all of these methods.</text:span></text:p>
      <text:p text:style-name="P101"/>
      <text:p text:style-name="P91"><text:soft-page-break/>AVX-512F<text:span text:style-name="T60">. <text:s/>Intel announced ages ago that eventually their processors would have 512-bit vector registers with considerable extra functionality. <text:s/>As far as I know, it has not yet been released and we have no real idea how fast it will run in practice. <text:s/>Eventually, however, it will presumably become useful, and a rewrite of the performance-critical assembler (pcrit) will be needed to take advantage.</text:span></text:p>
      <text:p text:style-name="P98"/>
      <text:p text:style-name="P87">Linear Forms<text:span text:style-name="T60">. <text:s/></text:span><text:span text:style-name="T61">Probably first off is to implement cubic extensions - quadratic has already been done, as has 8. <text:s/>The Conway polynomial for 7</text:span><text:span text:style-name="T8">3</text:span><text:span text:style-name="T61"> has a quadratic term, which is a nuisance, and 27 has anyway to be done specially (simple iterpolation will not do, and indeed six matrices are needed). <text:s/></text:span><text:span text:style-name="T60">Extension fields where the "interpolation" method </text:span><text:span text:style-name="T61">applies</text:span><text:span text:style-name="T60"> (i.e. q = p</text:span><text:span text:style-name="T7">d</text:span><text:span text:style-name="T60"> where 2d</text:span><text:span text:style-name="T74">−</text:span><text:span text:style-name="T75">1</text:span><text:span text:style-name="T60"> <text:s/></text:span><text:span text:style-name="T74">≤</text:span><text:span text:style-name="T60"> <text:s/>p+1) </text:span><text:span text:style-name="T61">could probably be implemented generically</text:span><text:span text:style-name="T60">. <text:s/>In fact, as Albrecht points out, by using interpolation over extension fields, good methods can be devised for all cases. <text:s/>Whether I ever get around to sorting out the 298 linear forms for 2</text:span><text:span text:style-name="T7">61</text:span><text:span text:style-name="T60">, however, remains to be seen!</text:span></text:p>
      <text:p text:style-name="P98"/>
      <text:p text:style-name="P88">Recursive Gaussian<text:span text:style-name="T60">. <text:s/>The need for producing the "keeptrack" matrix when doing a chopped-up Gaussian elimination is an issue that has been outstanding for over a year, and hopefully I will accumulate enough brain-power to see it through in the end. <text:s/>This can then be applied to produce invert, to speed up the echelize in a single core, and to enable Gaussian elimination to be done to matrices chopped up on disk. <text:s/>There is no doubt whatsoever that this is going to have to be done in the end.</text:span></text:p>
      <text:p text:style-name="P99"/>
      <text:p text:style-name="P88">Characteristic Polynomial<text:span text:style-name="T60">. <text:s/>If the Holt/Rees trick is to be used (and it is clearly needed for large fields) a full-scale program for characteristic polynomial will be needed. <text:s/>Initially I will probably produce an "ancient technology" version, but ultimately the plan is to "sparsify" the matrix first - to produce one with the same characteristic polynomial, but where most of the rows consist of zeros with a single 1 somewhere. <text:s/>That way vectors can be repeatedly multiplied by a matrix that fits in memory (or - even better - cache) so that the determination of the characteristic polynomial at the million scale might be possible.</text:span></text:p>
      <text:p text:style-name="P99"/>
      <text:p text:style-name="P88">Polynomial Factorization<text:span text:style-name="T60">. <text:s/>Once the characteristic polynomial has been found, even for Holt/Rees we need to find any ground-field roots, and in fact I suspect we will ultimately want to factorize it completely. <text:s/>The reason for this is that the factorization of the characteristic polynomial for a "random" group-algebra element gives the composition factors</text:span><text:span text:style-name="T62"> with high probability.</text:span></text:p>
      <text:p text:style-name="P100"/>
      <text:p text:style-name="P90"><text:span text:style-name="T82">Checkpointing</text:span><text:span text:style-name="T69">.</text:span><text:span text:style-name="T60"> <text:s/></text:span><text:span text:style-name="T69">Programs that run for a long time run the danger of failure, through (for example) power loss, running out of memory, the need to apply security patches or (surely not!) a bug in meataxe64 itself. <text:s/>Currently it is assumed that each individual program run will be short enough that restarting it from the beginning will be good enough, and the logfile is </text:span><text:span text:style-name="T70">designed to enable a human to determine where a shell-script had reached at the time of the failure. <text:s/>With the increasing use of disk-chopping, program runs may get excessively long, and some sort of checkpointing within a program run may be needed. <text:s/>I currently have little idea as to how to achieve this.</text:span></text:p>
      <text:p text:style-name="P111"><text:soft-page-break/></text:p>
      <text:p text:style-name="P96">Rip-Off.<text:span text:style-name="T60"> <text:s/>In the early days of meataxe, a useful trick was to avoid Gaussian elimination of long rows by simply ignoring most of it, in the hopes that the bits that were not ignored were sufficient to determine linear dependence (in other words, if two rows agreed on the inspected parts, there were identical). <text:s/>This can often be converted into a proof it the dimension is known in advance, or indeed if an upper bound is known that is in fact correct. <text:s/>No use of this idea is yet made in meataxe64.</text:span></text:p>
      <text:p text:style-name="P112"/>
      <text:p text:style-name="P96">Orthogonal and Unitary matrices.<text:span text:style-name="T60"> <text:s/>In the integral meataxe it was normal to carry a fixed quadratic form. <text:s/>One use of this was to enable LLL to reduce the size of the integers, and this does not seem to yield a useful idea for finite fields. <text:s/>Nevertheless, if the inverse of a matrix can be computed by transpose, possibly followed by a field automorphism, this converts a job of cubic complexity into a quadratic one, and it seems sensible to use this trick somehow.</text:span><text:span text:style-name="T71"> <text:s/>Most actual representations are of this type, though perhaps the method will be less useful for condensed algebras.</text:span></text:p>
      <text:p text:style-name="P113"/>
      <text:p text:style-name="P97">Convergence of split and standard base<text:span text:style-name="T60">. <text:s/>In the integral meataxe there was no difference between these two programs - split always gave the subspace action in standard base. <text:s/>It really matters little whether the "original" or the "echelized" vectors are multiplied by the generators, and it seems sensible that split can readily provide the invariant subspace in both forms.</text:span></text:p>
      <text:p text:style-name="P114"/>
      <text:p text:style-name="P97">Spinning up a 3-tensor<text:span text:style-name="T60">. <text:s/>A recurrent problem, particularly in small characteristic, is that a group algebra element may have inconveniently large nullity, and the problem arises as to how to determine which vector of the null-space to spin up. <text:s/>At the early stages of spinning, the performance is dictated by the time to read the generators, and it makes sense to do this early work on </text:span><text:span text:style-name="T45">an entire basis for the null-space</text:span><text:span text:style-name="T47">. <text:s/>Notice that this allows the computation of the spin-up of any vector as linear combinations of the results, and it may well be that analysis tools can be developed to investigate the 3-tensor to provide better guidance.</text:span></text:p>
      <text:p text:style-name="P100"/>
      <text:p text:style-name="P89">Vector permute and condensation<text:span text:style-name="T60">. <text:s/>Much work has been done on this by other workers in the field, and I do not consider this a priority for meataxe64 - not yet anyway.</text:span></text:p>
      <text:p text:style-name="P100"/>
      <text:p text:style-name="P24">Section <text:span text:style-name="T81">6</text:span> – <text:span text:style-name="T81">Machine specification for meataxe64.</text:span></text:p>
      <text:p text:style-name="P12"/>
      <text:p text:style-name="P102">Occasionally a computer will be purchased <text:span text:style-name="T84">specifically for the use</text:span> of meataxe64<text:span text:style-name="T84">, or at least with meataxe64 in mind. <text:s/>T</text:span>his section is intended to give guidance to this process. <text:s/>Of course some of the system has not yet been written, and in any case it has not been tried on many machines, but it seems appropriate to give my opinion, such as it is, since this will probably be better than nothing.</text:p>
      <text:p text:style-name="P102"/>
      <text:p text:style-name="P92"><text:span text:style-name="T60">The major consideration is processor architecture, and at the moment, the inclusion of AVX-2</text:span><text:span text:style-name="T68">.0</text:span><text:span text:style-name="T60"> is probably the most important factor. <text:s/></text:span><text:span text:style-name="T65">This is available on Haswell, Broadwell and Skylake architectures from Intel, and (so it is stated) also on the upcoming AMD "Zen" architecture, </text:span><text:soft-page-break/><text:span text:style-name="T65">when that comes out. <text:s/></text:span><text:span text:style-name="T60">This enables the use of 256-bit registers in the HPMI and effectively doubles the speed</text:span><text:span text:style-name="T72"> over previous processors</text:span><text:span text:style-name="T60">.</text:span><text:span text:style-name="T64"> <text:s/>If and when AVX-512F becomes available we (and, more importantly, Agner Fog) can try things out and check, but I would expect this to at least double, and possibly even triple the performance per clock</text:span><text:span text:style-name="T72"> in most characteristics</text:span><text:span text:style-name="T64">.</text:span></text:p>
      <text:p text:style-name="P103"/>
      <text:p text:style-name="P92"><text:span text:style-name="T60">Clock-speed has the obvious effect - a 10% increase in clock-rate should speed things up by 10%.</text:span><text:span text:style-name="T66"> <text:s/>What matters is the base clock-rate, as meataxe64 will use all the cores heavily and stress the thermal properties of the machine. <text:s/>I have an ambition to fry an egg on a machine doing meataxe work. <text:s/>The extra burst of clock speed available when relatively few of the cores are active is therefore not going to happen </text:span><text:span text:style-name="T67">much </text:span><text:span text:style-name="T66">on my shift.</text:span></text:p>
      <text:p text:style-name="P105"/>
      <text:p text:style-name="P95"><text:span text:style-name="T66">F</text:span><text:span text:style-name="T60">or example, consider</text:span><text:span text:style-name="T68"> . . .</text:span></text:p>
      <text:p text:style-name="P107"/>
      <text:p text:style-name="P107">http://ark.intel.com/products/80807</text:p>
      <text:p text:style-name="P107"/>
      <text:p text:style-name="P107">describing the i7-4790K.</text:p>
      <text:p text:style-name="P107"/>
      <text:p text:style-name="P95"><text:span text:style-name="T60">It has 4 cores (8 threads). <text:s/>4-cores is the bottom line</text:span><text:span text:style-name="T68">, 8 threads? - not interested.</text:span></text:p>
      <text:p text:style-name="P107">Processor Base Freqency 4.00 GHz (ignore Max Turbo Frequency - not on my shift)</text:p>
      <text:p text:style-name="P108">Intel 64 Yes (essential<text:span text:style-name="T84">, but they all have this</text:span>)</text:p>
      <text:p text:style-name="P108">Instruction set extensions AVX 2.0 (great - 256-bit registers)</text:p>
      <text:p text:style-name="P108">Cache 8 MB SmartCache (not interested - L3 size - though other applications may care)</text:p>
      <text:p text:style-name="P108">Scalability 1S only (you can only put one on a machine, so 4 cores max with this)</text:p>
      <text:p text:style-name="P108">Max Memory Size 32 GB (which is <text:span text:style-name="T84">just about OK</text:span> for 4 cores)</text:p>
      <text:p text:style-name="P108">ECC Memory Supported No - Bad if you want ECC memory (correcting occasional bit errors)</text:p>
      <text:p text:style-name="P108">The fact that it is launched is good (you can buy it) and the price is interesting also, but nothing else on this page catches my eye.</text:p>
      <text:p text:style-name="P108">A fast, cheap 4-core machine.</text:p>
      <text:p text:style-name="P104"/>
      <text:p text:style-name="P93"><text:span text:style-name="T60">The number of cores is another factor with the obvious effect - doubling the number of cores pretty-much doubles the speed.</text:span><text:span text:style-name="T65"> <text:s/>One must distinguish "cores" from "threads" though. <text:s/>Hyperthreading is not worth much as far as meataxe64 is concerned, and indeed some effort has been needed to ensure that leaving hyperthreading on does not slow things down.</text:span><text:span text:style-name="T73"> <text:s/>Two hyperthreads running meataxe64 on the same core will usually run at half the speed that they would run at if the other hyperthread were idle, though there are some cases where a gain is possible.</text:span></text:p>
      <text:p text:style-name="P109"/>
      <text:p text:style-name="P93"><text:span text:style-name="T60">At the moment, many of the algorithms </text:span><text:span text:style-name="T66">work only in memory,</text:span><text:span text:style-name="T60"> and the total amount of memory is therefore a limiting factor. <text:s/>Already for transpose (done) and multiply (work-in-progress) we have the ability to chop on disk, so for these programs a huge memory is not so important. <text:s/>Hopefully the same comment will eventually apply to the other </text:span><text:span text:style-name="T66">operation</text:span><text:span text:style-name="T60"> (e.g. sp</text:span><text:span text:style-name="T73">in</text:span><text:span text:style-name="T60">) so that ultimately the memory required will drop. <text:s/>For other uses (e.g. vector permute condensation) this may not be the case, but that is not currently on the road-map.</text:span><text:span text:style-name="T65"> <text:s/>If 1TB can be managed, that </text:span><text:soft-page-break/><text:span text:style-name="T65">will do nicely. <text:s/>A smaller memory will be fine provided I get around to some of the disk-chop-up work in time.</text:span></text:p>
      <text:p text:style-name="P109"/>
      <text:p text:style-name="P93"><text:span text:style-name="T60">The need for disk-space will increase, however. <text:s/>It should be noticed that disk IO is a critical part of the system, and it is essential that the disk used is local - the system will be much slower if the matrices etc. must be loaded via NFS. <text:s/>Nevertheless even a 5,000,000 matrix over GF(9)</text:span><text:span text:style-name="T65"> (taking months to do anything with)</text:span><text:span text:style-name="T60"> is "only" 13 TB, so there is no need to go bananas on disk space. <text:s/></text:span><text:span text:style-name="T65">Currently 50TB will probably be enough for all purposes. <text:s/>This is a lot, but not out-of-line.</text:span><text:span text:style-name="T66"> <text:s/>For the main work (multiply, Gaussian) the programs are compute bound, so that the speed of the disk, and the amount of cache it has, is only of secondary importance. <text:s/>I suppose a 64-core machine with 128GB of memory would tip the balance and start to rely heavily on disk, but 128GB would clearly be too small with 64 cores.</text:span></text:p>
      <text:p text:style-name="P110"/>
      <text:p text:style-name="P94"><text:span text:style-name="T60">The size of L3 and L4 cache should not be important. <text:s/>The algorithms have been designed around the use of 16K of L1 (to allow for AMD and hyperthreading) and 128K of L2 (allowing for hyperthreading</text:span><text:span text:style-name="T66">)</text:span><text:span text:style-name="T60">. <text:s/></text:span><text:span text:style-name="T66">Having said that, my main test bed is a Haswell 2-core (4-thread) with 3MB of L3, so it may be that I have made accidental use of L3 in some places. <text:s/>If so, I am happy to consider it a bug.</text:span></text:p>
      <text:p text:style-name="P106"/>
      <text:p text:style-name="P95"><text:span text:style-name="T66">M</text:span><text:span text:style-name="T60">eataxe64 can only use a single machine for any one purpose. <text:s/>Buying two or more machines will enable multiple projects to proceed in parallel, and this may mean that one of them can be used for twice as long, but ultimately it is the power of a single machine that matters when considering the limits of what can be done. <text:s/>I have a dream that we can ultimately use lots of machines with separate memory spaces, but that is likely to remain a dream for the forseable fu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11-25T07:58:21.411378539</dc:date>
    <meta:editing-duration>P4DT11H3M28S</meta:editing-duration>
    <meta:editing-cycles>444</meta:editing-cycles>
    <meta:generator>LibreOffice/5.1.4.2$Linux_X86_64 LibreOffice_project/10m0$Build-2</meta:generator>
    <meta:document-statistic meta:table-count="1" meta:image-count="0" meta:object-count="0" meta:page-count="15" meta:paragraph-count="248" meta:word-count="6842" meta:character-count="38751" meta:non-whitespace-character-count="31818"/>
  </office:meta>
</office:document-meta>
</file>